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Consolas" fo:font-size="10.5pt" style:font-size-asian="10.5pt" style:font-size-complex="10.5pt"/>
    </style:style>
    <style:style style:name="P5" style:parent-style-name="Standard" style:family="paragraph">
      <style:text-properties style:font-name="Consolas" fo:font-size="10.5pt" style:font-size-asian="10.5pt" style:font-size-complex="10.5pt"/>
    </style:style>
    <style:style style:name="T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" style:parent-style-name="Fontdeparagrafimplicit" style:family="text">
      <style:text-properties style:font-name="Consolas" fo:font-size="10.5pt" style:font-size-asian="10.5pt" style:font-size-complex="10.5pt"/>
    </style:style>
    <style:style style:name="T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0" style:parent-style-name="Fontdeparagrafimplicit" style:family="text">
      <style:text-properties style:font-name="Consolas" fo:font-size="10.5pt" style:font-size-asian="10.5pt" style:font-size-complex="10.5pt"/>
    </style:style>
    <style:style style:name="T1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2" style:parent-style-name="Fontdeparagrafimplicit" style:family="text">
      <style:text-properties style:font-name="Consolas" fo:font-size="10.5pt" style:font-size-asian="10.5pt" style:font-size-complex="10.5pt"/>
    </style:style>
    <style:style style:name="T1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6" style:parent-style-name="Fontdeparagrafimplicit" style:family="text">
      <style:text-properties style:font-name="Consolas" fo:font-size="10.5pt" style:font-size-asian="10.5pt" style:font-size-complex="10.5pt"/>
    </style:style>
    <style:style style:name="T1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0" style:parent-style-name="Fontdeparagrafimplicit" style:family="text">
      <style:text-properties style:font-name="Consolas" fo:font-size="10.5pt" style:font-size-asian="10.5pt" style:font-size-complex="10.5pt"/>
    </style:style>
    <style:style style:name="T2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2" style:parent-style-name="Fontdeparagrafimplicit" style:family="text">
      <style:text-properties style:font-name="Consolas" fo:font-size="10.5pt" style:font-size-asian="10.5pt" style:font-size-complex="10.5pt"/>
    </style:style>
    <style:style style:name="T2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26" style:parent-style-name="Standard" style:family="paragraph">
      <style:text-properties style:font-name="Consolas" fo:font-size="10.5pt" style:font-size-asian="10.5pt" style:font-size-complex="10.5pt"/>
    </style:style>
    <style:style style:name="T27" style:parent-style-name="Fontdeparagrafimplicit" style:family="text">
      <style:text-properties style:font-name="Consolas" fo:font-size="10.5pt" style:font-size-asian="10.5pt" style:font-size-complex="10.5pt"/>
    </style:style>
    <style:style style:name="T2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0" style:parent-style-name="Fontdeparagrafimplicit" style:family="text">
      <style:text-properties style:font-name="Consolas" fo:font-size="10.5pt" style:font-size-asian="10.5pt" style:font-size-complex="10.5pt"/>
    </style:style>
    <style:style style:name="T31" style:parent-style-name="Fontdeparagrafimplicit" style:family="text">
      <style:text-properties style:font-name="Consolas" fo:font-size="10.5pt" style:font-size-asian="10.5pt" style:font-size-complex="10.5pt"/>
    </style:style>
    <style:style style:name="T3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5" style:parent-style-name="Fontdeparagrafimplicit" style:family="text">
      <style:text-properties style:font-name="Consolas" fo:font-size="10.5pt" style:font-size-asian="10.5pt" style:font-size-complex="10.5pt"/>
    </style:style>
    <style:style style:name="T36" style:parent-style-name="Fontdeparagrafimplicit" style:family="text">
      <style:text-properties style:font-name="Consolas" fo:font-size="10.5pt" style:font-size-asian="10.5pt" style:font-size-complex="10.5pt"/>
    </style:style>
    <style:style style:name="T3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0" style:parent-style-name="Fontdeparagrafimplicit" style:family="text">
      <style:text-properties style:font-name="Consolas" fo:font-size="10.5pt" style:font-size-asian="10.5pt" style:font-size-complex="10.5pt"/>
    </style:style>
    <style:style style:name="T41" style:parent-style-name="Fontdeparagrafimplicit" style:family="text">
      <style:text-properties style:font-name="Consolas" fo:font-size="10.5pt" style:font-size-asian="10.5pt" style:font-size-complex="10.5pt"/>
    </style:style>
    <style:style style:name="T4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5" style:parent-style-name="Fontdeparagrafimplicit" style:family="text">
      <style:text-properties style:font-name="Consolas" fo:font-size="10.5pt" style:font-size-asian="10.5pt" style:font-size-complex="10.5pt"/>
    </style:style>
    <style:style style:name="T46" style:parent-style-name="Fontdeparagrafimplicit" style:family="text">
      <style:text-properties style:font-name="Consolas" fo:font-size="10.5pt" style:font-size-asian="10.5pt" style:font-size-complex="10.5pt"/>
    </style:style>
    <style:style style:name="T4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9" style:parent-style-name="Fontdeparagrafimplicit" style:family="text">
      <style:text-properties style:font-name="Consolas" fo:font-size="10.5pt" style:font-size-asian="10.5pt" style:font-size-complex="10.5pt"/>
    </style:style>
    <style:style style:name="T50" style:parent-style-name="Fontdeparagrafimplicit" style:family="text">
      <style:text-properties style:font-name="Consolas" fo:font-size="10.5pt" style:font-size-asian="10.5pt" style:font-size-complex="10.5pt"/>
    </style:style>
    <style:style style:name="T5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4" style:parent-style-name="Fontdeparagrafimplicit" style:family="text">
      <style:text-properties style:font-name="Consolas" fo:font-size="10.5pt" style:font-size-asian="10.5pt" style:font-size-complex="10.5pt"/>
    </style:style>
    <style:style style:name="T55" style:parent-style-name="Fontdeparagrafimplicit" style:family="text">
      <style:text-properties style:font-name="Consolas" fo:font-size="10.5pt" style:font-size-asian="10.5pt" style:font-size-complex="10.5pt"/>
    </style:style>
    <style:style style:name="T5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9" style:parent-style-name="Fontdeparagrafimplicit" style:family="text">
      <style:text-properties style:font-name="Consolas" fo:font-size="10.5pt" style:font-size-asian="10.5pt" style:font-size-complex="10.5pt"/>
    </style:style>
    <style:style style:name="T60" style:parent-style-name="Fontdeparagrafimplicit" style:family="text">
      <style:text-properties style:font-name="Consolas" fo:font-size="10.5pt" style:font-size-asian="10.5pt" style:font-size-complex="10.5pt"/>
    </style:style>
    <style:style style:name="T6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4" style:parent-style-name="Fontdeparagrafimplicit" style:family="text">
      <style:text-properties style:font-name="Consolas" fo:font-size="10.5pt" style:font-size-asian="10.5pt" style:font-size-complex="10.5pt"/>
    </style:style>
    <style:style style:name="T65" style:parent-style-name="Fontdeparagrafimplicit" style:family="text">
      <style:text-properties style:font-name="Consolas" fo:font-size="10.5pt" style:font-size-asian="10.5pt" style:font-size-complex="10.5pt"/>
    </style:style>
    <style:style style:name="T66" style:parent-style-name="Fontdeparagrafimplicit" style:family="text">
      <style:text-properties style:font-name="Consolas" fo:font-size="10.5pt" style:font-size-asian="10.5pt" style:font-size-complex="10.5pt"/>
    </style:style>
    <style:style style:name="T67" style:parent-style-name="Fontdeparagrafimplicit" style:family="text">
      <style:text-properties style:font-name="Consolas" fo:font-size="10.5pt" style:font-size-asian="10.5pt" style:font-size-complex="10.5pt"/>
    </style:style>
    <style:style style:name="T6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0" style:parent-style-name="Fontdeparagrafimplicit" style:family="text">
      <style:text-properties style:font-name="Consolas" fo:font-size="10.5pt" style:font-size-asian="10.5pt" style:font-size-complex="10.5pt"/>
    </style:style>
    <style:style style:name="T71" style:parent-style-name="Fontdeparagrafimplicit" style:family="text">
      <style:text-properties style:font-name="Consolas" fo:font-size="10.5pt" style:font-size-asian="10.5pt" style:font-size-complex="10.5pt"/>
    </style:style>
    <style:style style:name="T7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5" style:parent-style-name="Fontdeparagrafimplicit" style:family="text">
      <style:text-properties style:font-name="Consolas" fo:font-size="10.5pt" style:font-size-asian="10.5pt" style:font-size-complex="10.5pt"/>
    </style:style>
    <style:style style:name="T76" style:parent-style-name="Fontdeparagrafimplicit" style:family="text">
      <style:text-properties style:font-name="Consolas" fo:font-size="10.5pt" style:font-size-asian="10.5pt" style:font-size-complex="10.5pt"/>
    </style:style>
    <style:style style:name="T7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0" style:parent-style-name="Fontdeparagrafimplicit" style:family="text">
      <style:text-properties style:font-name="Consolas" fo:font-size="10.5pt" style:font-size-asian="10.5pt" style:font-size-complex="10.5pt"/>
    </style:style>
    <style:style style:name="T81" style:parent-style-name="Fontdeparagrafimplicit" style:family="text">
      <style:text-properties style:font-name="Consolas" fo:font-size="10.5pt" style:font-size-asian="10.5pt" style:font-size-complex="10.5pt"/>
    </style:style>
    <style:style style:name="T8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8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5" style:parent-style-name="Fontdeparagrafimplicit" style:family="text">
      <style:text-properties style:font-name="Consolas" fo:font-size="10.5pt" style:font-size-asian="10.5pt" style:font-size-complex="10.5pt"/>
    </style:style>
    <style:style style:name="T86" style:parent-style-name="Fontdeparagrafimplicit" style:family="text">
      <style:text-properties style:font-name="Consolas" fo:font-size="10.5pt" style:font-size-asian="10.5pt" style:font-size-complex="10.5pt"/>
    </style:style>
    <style:style style:name="T87" style:parent-style-name="Fontdeparagrafimplicit" style:family="text">
      <style:text-properties style:font-name="Consolas" fo:font-size="10.5pt" style:font-size-asian="10.5pt" style:font-size-complex="10.5pt"/>
    </style:style>
    <style:style style:name="T8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8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90" style:parent-style-name="Fontdeparagrafimplici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91" style:parent-style-name="Fontdeparagrafimplicit" style:family="text">
      <style:text-properties style:font-name="Consolas" fo:color="#000000" fo:font-size="10.5pt" style:font-size-asian="10.5pt" style:font-size-complex="10.5pt"/>
    </style:style>
    <style:style style:name="T92" style:parent-style-name="Fontdeparagrafimplicit" style:family="text">
      <style:text-properties style:font-name="Consolas" fo:color="#000000" fo:font-size="10.5pt" style:font-size-asian="10.5pt" style:font-size-complex="10.5pt"/>
    </style:style>
    <style:style style:name="T93" style:parent-style-name="Fontdeparagrafimplici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9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95" style:parent-style-name="Fontdeparagrafimplici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96" style:parent-style-name="Fontdeparagrafimplicit" style:family="text">
      <style:text-properties style:font-name="Consolas" fo:color="#000000" fo:font-size="10.5pt" style:font-size-asian="10.5pt" style:font-size-complex="10.5pt"/>
    </style:style>
    <style:style style:name="T97" style:parent-style-name="Fontdeparagrafimplicit" style:family="text">
      <style:text-properties style:font-name="Consolas" fo:color="#000000" fo:font-size="10.5pt" style:font-size-asian="10.5pt" style:font-size-complex="10.5pt"/>
    </style:style>
    <style:style style:name="T98" style:parent-style-name="Fontdeparagrafimplici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9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100" style:parent-style-name="Fontdeparagrafimplici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01" style:parent-style-name="Fontdeparagrafimplicit" style:family="text">
      <style:text-properties style:font-name="Consolas" fo:color="#000000" fo:font-size="10.5pt" style:font-size-asian="10.5pt" style:font-size-complex="10.5pt"/>
    </style:style>
    <style:style style:name="T102" style:parent-style-name="Fontdeparagrafimplicit" style:family="text">
      <style:text-properties style:font-name="Consolas" fo:color="#000000" fo:font-size="10.5pt" style:font-size-asian="10.5pt" style:font-size-complex="10.5pt"/>
    </style:style>
    <style:style style:name="T103" style:parent-style-name="Fontdeparagrafimplici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0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105" style:parent-style-name="Fontdeparagrafimplici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06" style:parent-style-name="Fontdeparagrafimplicit" style:family="text">
      <style:text-properties style:font-name="Consolas" fo:font-size="10.5pt" style:font-size-asian="10.5pt" style:font-size-complex="10.5pt"/>
    </style:style>
    <style:style style:name="T107" style:parent-style-name="Fontdeparagrafimplicit" style:family="text">
      <style:text-properties style:font-name="Consolas" fo:font-size="10.5pt" style:font-size-asian="10.5pt" style:font-size-complex="10.5pt"/>
    </style:style>
    <style:style style:name="T108" style:parent-style-name="Fontdeparagrafimplicit" style:family="text">
      <style:text-properties style:font-name="Consolas" fo:font-size="10.5pt" style:font-size-asian="10.5pt" style:font-size-complex="10.5pt"/>
    </style:style>
    <style:style style:name="T10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1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11" style:parent-style-name="Fontdeparagrafimplicit" style:family="text">
      <style:text-properties style:font-name="Consolas" fo:font-size="10.5pt" style:font-size-asian="10.5pt" style:font-size-complex="10.5pt"/>
    </style:style>
    <style:style style:name="T112" style:parent-style-name="Fontdeparagrafimplicit" style:family="text">
      <style:text-properties style:font-name="Consolas" fo:font-size="10.5pt" style:font-size-asian="10.5pt" style:font-size-complex="10.5pt"/>
    </style:style>
    <style:style style:name="T11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1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1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16" style:parent-style-name="Fontdeparagrafimplicit" style:family="text">
      <style:text-properties style:font-name="Consolas" fo:font-size="10.5pt" style:font-size-asian="10.5pt" style:font-size-complex="10.5pt"/>
    </style:style>
    <style:style style:name="T117" style:parent-style-name="Fontdeparagrafimplicit" style:family="text">
      <style:text-properties style:font-name="Consolas" fo:font-size="10.5pt" style:font-size-asian="10.5pt" style:font-size-complex="10.5pt"/>
    </style:style>
    <style:style style:name="T11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1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2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21" style:parent-style-name="Fontdeparagrafimplicit" style:family="text">
      <style:text-properties style:font-name="Consolas" fo:font-size="10.5pt" style:font-size-asian="10.5pt" style:font-size-complex="10.5pt"/>
    </style:style>
    <style:style style:name="T122" style:parent-style-name="Fontdeparagrafimplicit" style:family="text">
      <style:text-properties style:font-name="Consolas" fo:font-size="10.5pt" style:font-size-asian="10.5pt" style:font-size-complex="10.5pt"/>
    </style:style>
    <style:style style:name="T12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2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2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26" style:parent-style-name="Fontdeparagrafimplicit" style:family="text">
      <style:text-properties style:font-name="Consolas" fo:font-size="10.5pt" style:font-size-asian="10.5pt" style:font-size-complex="10.5pt"/>
    </style:style>
    <style:style style:name="P127" style:parent-style-name="Standard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T128" style:parent-style-name="Fontdeparagrafimplicit" style:family="text">
      <style:text-properties style:font-name="Consolas" fo:font-size="10.5pt" style:font-size-asian="10.5pt" style:font-size-complex="10.5pt"/>
    </style:style>
    <style:style style:name="T12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3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31" style:parent-style-name="Fontdeparagrafimplicit" style:family="text">
      <style:text-properties style:font-name="Consolas" fo:font-size="10.5pt" style:font-size-asian="10.5pt" style:font-size-complex="10.5pt"/>
    </style:style>
    <style:style style:name="T13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33" style:parent-style-name="Fontdeparagrafimplicit" style:family="text">
      <style:text-properties style:font-name="Consolas" fo:font-size="10.5pt" style:font-size-asian="10.5pt" style:font-size-complex="10.5pt"/>
    </style:style>
    <style:style style:name="T13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3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3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37" style:parent-style-name="Fontdeparagrafimplicit" style:family="text">
      <style:text-properties style:font-name="Consolas" fo:font-size="10.5pt" style:font-size-asian="10.5pt" style:font-size-complex="10.5pt"/>
    </style:style>
    <style:style style:name="T13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39" style:parent-style-name="Fontdeparagrafimplicit" style:family="text">
      <style:text-properties style:font-name="Consolas" fo:font-size="10.5pt" style:font-size-asian="10.5pt" style:font-size-complex="10.5pt"/>
    </style:style>
    <style:style style:name="T14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4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4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43" style:parent-style-name="Fontdeparagrafimplicit" style:family="text">
      <style:text-properties style:font-name="Consolas" fo:font-size="10.5pt" style:font-size-asian="10.5pt" style:font-size-complex="10.5pt"/>
    </style:style>
    <style:style style:name="T14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45" style:parent-style-name="Fontdeparagrafimplicit" style:family="text">
      <style:text-properties style:font-name="Consolas" fo:font-size="10.5pt" style:font-size-asian="10.5pt" style:font-size-complex="10.5pt"/>
    </style:style>
    <style:style style:name="T14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4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4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49" style:parent-style-name="Fontdeparagrafimplicit" style:family="text">
      <style:text-properties style:font-name="Consolas" fo:font-size="10.5pt" style:font-size-asian="10.5pt" style:font-size-complex="10.5pt"/>
    </style:style>
    <style:style style:name="T150" style:parent-style-name="Fontdeparagrafimplicit" style:family="text">
      <style:text-properties style:font-name="Consolas" fo:font-size="10.5pt" style:font-size-asian="10.5pt" style:font-size-complex="10.5pt"/>
    </style:style>
    <style:style style:name="T151" style:parent-style-name="Fontdeparagrafimplicit" style:family="text">
      <style:text-properties style:font-name="Consolas" fo:font-size="10.5pt" style:font-size-asian="10.5pt" style:font-size-complex="10.5pt"/>
    </style:style>
    <style:style style:name="T15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5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54" style:parent-style-name="Fontdeparagrafimplicit" style:family="text">
      <style:text-properties style:font-name="Consolas" fo:font-size="10.5pt" style:font-size-asian="10.5pt" style:font-size-complex="10.5pt"/>
    </style:style>
    <style:style style:name="T155" style:parent-style-name="Fontdeparagrafimplicit" style:family="text">
      <style:text-properties style:font-name="Consolas" fo:font-size="10.5pt" style:font-size-asian="10.5pt" style:font-size-complex="10.5pt"/>
    </style:style>
    <style:style style:name="T15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5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5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59" style:parent-style-name="Fontdeparagrafimplicit" style:family="text">
      <style:text-properties style:font-name="Consolas" fo:font-size="10.5pt" style:font-size-asian="10.5pt" style:font-size-complex="10.5pt"/>
    </style:style>
    <style:style style:name="T160" style:parent-style-name="Fontdeparagrafimplicit" style:family="text">
      <style:text-properties style:font-name="Consolas" fo:font-size="10.5pt" style:font-size-asian="10.5pt" style:font-size-complex="10.5pt"/>
    </style:style>
    <style:style style:name="T16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6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6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64" style:parent-style-name="Fontdeparagrafimplicit" style:family="text">
      <style:text-properties style:font-name="Consolas" fo:font-size="10.5pt" style:font-size-asian="10.5pt" style:font-size-complex="10.5pt"/>
    </style:style>
    <style:style style:name="T165" style:parent-style-name="Fontdeparagrafimplicit" style:family="text">
      <style:text-properties style:font-name="Consolas" fo:font-size="10.5pt" style:font-size-asian="10.5pt" style:font-size-complex="10.5pt"/>
    </style:style>
    <style:style style:name="T16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6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6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69" style:parent-style-name="Fontdeparagrafimplicit" style:family="text">
      <style:text-properties style:font-name="Consolas" fo:font-size="10.5pt" style:font-size-asian="10.5pt" style:font-size-complex="10.5pt"/>
    </style:style>
    <style:style style:name="T170" style:parent-style-name="Fontdeparagrafimplicit" style:family="text">
      <style:text-properties style:font-name="Consolas" fo:font-size="10.5pt" style:font-size-asian="10.5pt" style:font-size-complex="10.5pt"/>
    </style:style>
    <style:style style:name="T171" style:parent-style-name="Fontdeparagrafimplicit" style:family="text">
      <style:text-properties style:font-name="Consolas" fo:font-size="10.5pt" style:font-size-asian="10.5pt" style:font-size-complex="10.5pt"/>
    </style:style>
    <style:style style:name="T17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7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74" style:parent-style-name="Fontdeparagrafimplicit" style:family="text">
      <style:text-properties style:font-name="Consolas" fo:font-size="10.5pt" style:font-size-asian="10.5pt" style:font-size-complex="10.5pt"/>
    </style:style>
    <style:style style:name="T175" style:parent-style-name="Fontdeparagrafimplicit" style:family="text">
      <style:text-properties style:font-name="Consolas" fo:font-size="10.5pt" style:font-size-asian="10.5pt" style:font-size-complex="10.5pt"/>
    </style:style>
    <style:style style:name="T17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7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7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79" style:parent-style-name="Fontdeparagrafimplicit" style:family="text">
      <style:text-properties style:font-name="Consolas" fo:font-size="10.5pt" style:font-size-asian="10.5pt" style:font-size-complex="10.5pt"/>
    </style:style>
    <style:style style:name="T180" style:parent-style-name="Fontdeparagrafimplicit" style:family="text">
      <style:text-properties style:font-name="Consolas" fo:font-size="10.5pt" style:font-size-asian="10.5pt" style:font-size-complex="10.5pt"/>
    </style:style>
    <style:style style:name="T18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8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8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84" style:parent-style-name="Fontdeparagrafimplicit" style:family="text">
      <style:text-properties style:font-name="Consolas" fo:font-size="10.5pt" style:font-size-asian="10.5pt" style:font-size-complex="10.5pt"/>
    </style:style>
    <style:style style:name="T185" style:parent-style-name="Fontdeparagrafimplicit" style:family="text">
      <style:text-properties style:font-name="Consolas" fo:font-size="10.5pt" style:font-size-asian="10.5pt" style:font-size-complex="10.5pt"/>
    </style:style>
    <style:style style:name="T18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8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8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89" style:parent-style-name="Fontdeparagrafimplicit" style:family="text">
      <style:text-properties style:font-name="Consolas" fo:font-size="10.5pt" style:font-size-asian="10.5pt" style:font-size-complex="10.5pt"/>
    </style:style>
    <style:style style:name="T190" style:parent-style-name="Fontdeparagrafimplicit" style:family="text">
      <style:text-properties style:font-name="Consolas" fo:font-size="10.5pt" style:font-size-asian="10.5pt" style:font-size-complex="10.5pt"/>
    </style:style>
    <style:style style:name="T191" style:parent-style-name="Fontdeparagrafimplicit" style:family="text">
      <style:text-properties style:font-name="Consolas" fo:font-size="10.5pt" style:font-size-asian="10.5pt" style:font-size-complex="10.5pt"/>
    </style:style>
    <style:style style:name="T19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9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94" style:parent-style-name="Fontdeparagrafimplicit" style:family="text">
      <style:text-properties style:font-name="Consolas" fo:font-size="10.5pt" style:font-size-asian="10.5pt" style:font-size-complex="10.5pt"/>
    </style:style>
    <style:style style:name="T195" style:parent-style-name="Fontdeparagrafimplicit" style:family="text">
      <style:text-properties style:font-name="Consolas" fo:font-size="10.5pt" style:font-size-asian="10.5pt" style:font-size-complex="10.5pt"/>
    </style:style>
    <style:style style:name="T19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9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19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199" style:parent-style-name="Fontdeparagrafimplicit" style:family="text">
      <style:text-properties style:font-name="Consolas" fo:font-size="10.5pt" style:font-size-asian="10.5pt" style:font-size-complex="10.5pt"/>
    </style:style>
    <style:style style:name="T200" style:parent-style-name="Fontdeparagrafimplicit" style:family="text">
      <style:text-properties style:font-name="Consolas" fo:font-size="10.5pt" style:font-size-asian="10.5pt" style:font-size-complex="10.5pt"/>
    </style:style>
    <style:style style:name="T20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0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0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04" style:parent-style-name="Fontdeparagrafimplicit" style:family="text">
      <style:text-properties style:font-name="Consolas" fo:font-size="10.5pt" style:font-size-asian="10.5pt" style:font-size-complex="10.5pt"/>
    </style:style>
    <style:style style:name="T205" style:parent-style-name="Fontdeparagrafimplicit" style:family="text">
      <style:text-properties style:font-name="Consolas" fo:font-size="10.5pt" style:font-size-asian="10.5pt" style:font-size-complex="10.5pt"/>
    </style:style>
    <style:style style:name="T20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0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0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09" style:parent-style-name="Fontdeparagrafimplicit" style:family="text">
      <style:text-properties style:font-name="Consolas" fo:font-size="10.5pt" style:font-size-asian="10.5pt" style:font-size-complex="10.5pt"/>
    </style:style>
    <style:style style:name="T21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11" style:parent-style-name="Fontdeparagrafimplicit" style:family="text">
      <style:text-properties style:font-name="Consolas" fo:font-weight="bold" style:font-weight-asian="bold" style:font-weight-complex="bold"/>
    </style:style>
    <style:style style:name="T21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color="#FF3333"/>
    </style:style>
    <style:style style:name="P213" style:parent-style-name="Standard" style:family="paragraph">
      <style:text-properties style:font-name="Consolas" fo:font-weight="bold" style:font-weight-asian="bold" style:font-weight-complex="bold"/>
    </style:style>
    <style:style style:name="T214" style:parent-style-name="Fontdeparagrafimplicit" style:family="text">
      <style:text-properties style:font-name="Consolas" fo:font-size="10.5pt" style:font-size-asian="10.5pt" style:font-size-complex="10.5pt"/>
    </style:style>
    <style:style style:name="T21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1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17" style:parent-style-name="Fontdeparagrafimplicit" style:family="text">
      <style:text-properties style:font-name="Consolas" fo:font-size="10.5pt" style:font-size-asian="10.5pt" style:font-size-complex="10.5pt"/>
    </style:style>
    <style:style style:name="T218" style:parent-style-name="Fontdeparagrafimplicit" style:family="text">
      <style:text-properties style:font-name="Consolas" fo:font-size="10.5pt" style:font-size-asian="10.5pt" style:font-size-complex="10.5pt"/>
    </style:style>
    <style:style style:name="T21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2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2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22" style:parent-style-name="Fontdeparagrafimplicit" style:family="text">
      <style:text-properties style:font-name="Consolas" fo:font-size="10.5pt" style:font-size-asian="10.5pt" style:font-size-complex="10.5pt"/>
    </style:style>
    <style:style style:name="T223" style:parent-style-name="Fontdeparagrafimplicit" style:family="text">
      <style:text-properties style:font-name="Consolas" fo:font-size="10.5pt" style:font-size-asian="10.5pt" style:font-size-complex="10.5pt"/>
    </style:style>
    <style:style style:name="T22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2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2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27" style:parent-style-name="Fontdeparagrafimplicit" style:family="text">
      <style:text-properties style:font-name="Consolas" fo:font-size="10.5pt" style:font-size-asian="10.5pt" style:font-size-complex="10.5pt"/>
    </style:style>
    <style:style style:name="T228" style:parent-style-name="Fontdeparagrafimplicit" style:family="text">
      <style:text-properties style:font-name="Consolas" fo:font-size="10.5pt" style:font-size-asian="10.5pt" style:font-size-complex="10.5pt"/>
    </style:style>
    <style:style style:name="T22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3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3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32" style:parent-style-name="Fontdeparagrafimplicit" style:family="text">
      <style:text-properties style:font-name="Consolas" fo:font-size="10.5pt" style:font-size-asian="10.5pt" style:font-size-complex="10.5pt"/>
    </style:style>
    <style:style style:name="T233" style:parent-style-name="Fontdeparagrafimplicit" style:family="text">
      <style:text-properties style:font-name="Consolas" fo:font-size="10.5pt" style:font-size-asian="10.5pt" style:font-size-complex="10.5pt"/>
    </style:style>
    <style:style style:name="T234" style:parent-style-name="Fontdeparagrafimplicit" style:family="text">
      <style:text-properties style:font-name="Consolas" fo:font-size="10.5pt" style:font-size-asian="10.5pt" style:font-size-complex="10.5pt"/>
    </style:style>
    <style:style style:name="T23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3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37" style:parent-style-name="Fontdeparagrafimplicit" style:family="text">
      <style:text-properties style:font-name="Consolas" fo:font-size="10.5pt" style:font-size-asian="10.5pt" style:font-size-complex="10.5pt"/>
    </style:style>
    <style:style style:name="T238" style:parent-style-name="Fontdeparagrafimplicit" style:family="text">
      <style:text-properties style:font-name="Consolas" fo:font-size="10.5pt" style:font-size-asian="10.5pt" style:font-size-complex="10.5pt"/>
    </style:style>
    <style:style style:name="T23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4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4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42" style:parent-style-name="Fontdeparagrafimplicit" style:family="text">
      <style:text-properties style:font-name="Consolas" fo:font-size="10.5pt" style:font-size-asian="10.5pt" style:font-size-complex="10.5pt"/>
    </style:style>
    <style:style style:name="T243" style:parent-style-name="Fontdeparagrafimplicit" style:family="text">
      <style:text-properties style:font-name="Consolas" fo:font-size="10.5pt" style:font-size-asian="10.5pt" style:font-size-complex="10.5pt"/>
    </style:style>
    <style:style style:name="T24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4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4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47" style:parent-style-name="Fontdeparagrafimplicit" style:family="text">
      <style:text-properties style:font-name="Consolas" fo:font-size="10.5pt" style:font-size-asian="10.5pt" style:font-size-complex="10.5pt"/>
    </style:style>
    <style:style style:name="T248" style:parent-style-name="Fontdeparagrafimplicit" style:family="text">
      <style:text-properties style:font-name="Consolas" fo:font-size="10.5pt" style:font-size-asian="10.5pt" style:font-size-complex="10.5pt"/>
    </style:style>
    <style:style style:name="T24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5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5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52" style:parent-style-name="Fontdeparagrafimplicit" style:family="text">
      <style:text-properties style:font-name="Consolas" fo:font-size="10.5pt" style:font-size-asian="10.5pt" style:font-size-complex="10.5pt"/>
    </style:style>
    <style:style style:name="T253" style:parent-style-name="Fontdeparagrafimplicit" style:family="text">
      <style:text-properties style:font-name="Consolas" fo:font-size="10.5pt" style:font-size-asian="10.5pt" style:font-size-complex="10.5pt"/>
    </style:style>
    <style:style style:name="T254" style:parent-style-name="Fontdeparagrafimplicit" style:family="text">
      <style:text-properties style:font-name="Consolas" fo:font-size="10.5pt" style:font-size-asian="10.5pt" style:font-size-complex="10.5pt"/>
    </style:style>
    <style:style style:name="T25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5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57" style:parent-style-name="Fontdeparagrafimplicit" style:family="text">
      <style:text-properties style:font-name="Consolas" fo:font-size="10.5pt" style:font-size-asian="10.5pt" style:font-size-complex="10.5pt"/>
    </style:style>
    <style:style style:name="T258" style:parent-style-name="Fontdeparagrafimplicit" style:family="text">
      <style:text-properties style:font-name="Consolas" fo:font-size="10.5pt" style:font-size-asian="10.5pt" style:font-size-complex="10.5pt"/>
    </style:style>
    <style:style style:name="T25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6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6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62" style:parent-style-name="Fontdeparagrafimplicit" style:family="text">
      <style:text-properties style:font-name="Consolas" fo:font-size="10.5pt" style:font-size-asian="10.5pt" style:font-size-complex="10.5pt"/>
    </style:style>
    <style:style style:name="T263" style:parent-style-name="Fontdeparagrafimplicit" style:family="text">
      <style:text-properties style:font-name="Consolas" fo:font-size="10.5pt" style:font-size-asian="10.5pt" style:font-size-complex="10.5pt"/>
    </style:style>
    <style:style style:name="T26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6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6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67" style:parent-style-name="Fontdeparagrafimplicit" style:family="text">
      <style:text-properties style:font-name="Consolas" fo:font-size="10.5pt" style:font-size-asian="10.5pt" style:font-size-complex="10.5pt"/>
    </style:style>
    <style:style style:name="T268" style:parent-style-name="Fontdeparagrafimplicit" style:family="text">
      <style:text-properties style:font-name="Consolas" fo:font-size="10.5pt" style:font-size-asian="10.5pt" style:font-size-complex="10.5pt"/>
    </style:style>
    <style:style style:name="T26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7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7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72" style:parent-style-name="Fontdeparagrafimplicit" style:family="text">
      <style:text-properties style:font-name="Consolas" fo:font-size="10.5pt" style:font-size-asian="10.5pt" style:font-size-complex="10.5pt"/>
    </style:style>
    <style:style style:name="T273" style:parent-style-name="Fontdeparagrafimplicit" style:family="text">
      <style:text-properties style:font-name="Consolas" fo:font-size="10.5pt" style:font-size-asian="10.5pt" style:font-size-complex="10.5pt"/>
    </style:style>
    <style:style style:name="T274" style:parent-style-name="Fontdeparagrafimplicit" style:family="text">
      <style:text-properties style:font-name="Consolas" fo:font-size="10.5pt" style:font-size-asian="10.5pt" style:font-size-complex="10.5pt"/>
    </style:style>
    <style:style style:name="T27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7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77" style:parent-style-name="Fontdeparagrafimplicit" style:family="text">
      <style:text-properties style:font-name="Consolas" fo:font-size="10.5pt" style:font-size-asian="10.5pt" style:font-size-complex="10.5pt"/>
    </style:style>
    <style:style style:name="T278" style:parent-style-name="Fontdeparagrafimplicit" style:family="text">
      <style:text-properties style:font-name="Consolas" fo:font-size="10.5pt" style:font-size-asian="10.5pt" style:font-size-complex="10.5pt"/>
    </style:style>
    <style:style style:name="T27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8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8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82" style:parent-style-name="Fontdeparagrafimplicit" style:family="text">
      <style:text-properties style:font-name="Consolas" fo:font-size="10.5pt" style:font-size-asian="10.5pt" style:font-size-complex="10.5pt"/>
    </style:style>
    <style:style style:name="T283" style:parent-style-name="Fontdeparagrafimplicit" style:family="text">
      <style:text-properties style:font-name="Consolas" fo:font-size="10.5pt" style:font-size-asian="10.5pt" style:font-size-complex="10.5pt"/>
    </style:style>
    <style:style style:name="T28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8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8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87" style:parent-style-name="Fontdeparagrafimplicit" style:family="text">
      <style:text-properties style:font-name="Consolas" fo:font-size="10.5pt" style:font-size-asian="10.5pt" style:font-size-complex="10.5pt"/>
    </style:style>
    <style:style style:name="T288" style:parent-style-name="Fontdeparagrafimplicit" style:family="text">
      <style:text-properties style:font-name="Consolas" fo:font-size="10.5pt" style:font-size-asian="10.5pt" style:font-size-complex="10.5pt"/>
    </style:style>
    <style:style style:name="T28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9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9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92" style:parent-style-name="Fontdeparagrafimplicit" style:family="text">
      <style:text-properties style:font-name="Consolas" fo:font-size="10.5pt" style:font-size-asian="10.5pt" style:font-size-complex="10.5pt"/>
    </style:style>
    <style:style style:name="T293" style:parent-style-name="Fontdeparagrafimplicit" style:family="text">
      <style:text-properties style:font-name="Consolas" fo:font-size="10.5pt" style:font-size-asian="10.5pt" style:font-size-complex="10.5pt"/>
    </style:style>
    <style:style style:name="T294" style:parent-style-name="Fontdeparagrafimplicit" style:family="text">
      <style:text-properties style:font-name="Consolas" fo:font-size="10.5pt" style:font-size-asian="10.5pt" style:font-size-complex="10.5pt"/>
    </style:style>
    <style:style style:name="T29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29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97" style:parent-style-name="Fontdeparagrafimplicit" style:family="text">
      <style:text-properties style:font-name="Consolas" fo:font-size="10.5pt" style:font-size-asian="10.5pt" style:font-size-complex="10.5pt"/>
    </style:style>
    <style:style style:name="T298" style:parent-style-name="Fontdeparagrafimplicit" style:family="text">
      <style:text-properties style:font-name="Consolas" fo:font-size="10.5pt" style:font-size-asian="10.5pt" style:font-size-complex="10.5pt"/>
    </style:style>
    <style:style style:name="T29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0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0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02" style:parent-style-name="Fontdeparagrafimplicit" style:family="text">
      <style:text-properties style:font-name="Consolas" fo:font-size="10.5pt" style:font-size-asian="10.5pt" style:font-size-complex="10.5pt"/>
    </style:style>
    <style:style style:name="T303" style:parent-style-name="Fontdeparagrafimplicit" style:family="text">
      <style:text-properties style:font-name="Consolas" fo:font-size="10.5pt" style:font-size-asian="10.5pt" style:font-size-complex="10.5pt"/>
    </style:style>
    <style:style style:name="T30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0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0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07" style:parent-style-name="Fontdeparagrafimplicit" style:family="text">
      <style:text-properties style:font-name="Consolas" fo:font-size="10.5pt" style:font-size-asian="10.5pt" style:font-size-complex="10.5pt"/>
    </style:style>
    <style:style style:name="T308" style:parent-style-name="Fontdeparagrafimplicit" style:family="text">
      <style:text-properties style:font-name="Consolas" fo:font-size="10.5pt" style:font-size-asian="10.5pt" style:font-size-complex="10.5pt"/>
    </style:style>
    <style:style style:name="T30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1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1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12" style:parent-style-name="Fontdeparagrafimplicit" style:family="text">
      <style:text-properties style:font-name="Consolas" fo:font-size="10.5pt" style:font-size-asian="10.5pt" style:font-size-complex="10.5pt"/>
    </style:style>
    <style:style style:name="T313" style:parent-style-name="Fontdeparagrafimplicit" style:family="text">
      <style:text-properties style:font-name="Consolas" fo:font-size="10.5pt" style:font-size-asian="10.5pt" style:font-size-complex="10.5pt"/>
    </style:style>
    <style:style style:name="T314" style:parent-style-name="Fontdeparagrafimplicit" style:family="text">
      <style:text-properties style:font-name="Consolas" fo:font-size="10.5pt" style:font-size-asian="10.5pt" style:font-size-complex="10.5pt"/>
    </style:style>
    <style:style style:name="T31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1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17" style:parent-style-name="Fontdeparagrafimplicit" style:family="text">
      <style:text-properties style:font-name="Consolas" fo:font-size="10.5pt" style:font-size-asian="10.5pt" style:font-size-complex="10.5pt"/>
    </style:style>
    <style:style style:name="T318" style:parent-style-name="Fontdeparagrafimplicit" style:family="text">
      <style:text-properties style:font-name="Consolas" fo:font-size="10.5pt" style:font-size-asian="10.5pt" style:font-size-complex="10.5pt"/>
    </style:style>
    <style:style style:name="T31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2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2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22" style:parent-style-name="Fontdeparagrafimplicit" style:family="text">
      <style:text-properties style:font-name="Consolas" fo:font-size="10.5pt" style:font-size-asian="10.5pt" style:font-size-complex="10.5pt"/>
    </style:style>
    <style:style style:name="T323" style:parent-style-name="Fontdeparagrafimplicit" style:family="text">
      <style:text-properties style:font-name="Consolas" fo:font-size="10.5pt" style:font-size-asian="10.5pt" style:font-size-complex="10.5pt"/>
    </style:style>
    <style:style style:name="T32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2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2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27" style:parent-style-name="Fontdeparagrafimplicit" style:family="text">
      <style:text-properties style:font-name="Consolas" fo:font-size="10.5pt" style:font-size-asian="10.5pt" style:font-size-complex="10.5pt"/>
    </style:style>
    <style:style style:name="T328" style:parent-style-name="Fontdeparagrafimplicit" style:family="text">
      <style:text-properties style:font-name="Consolas" fo:font-size="10.5pt" style:font-size-asian="10.5pt" style:font-size-complex="10.5pt"/>
    </style:style>
    <style:style style:name="T32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3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3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32" style:parent-style-name="Fontdeparagrafimplicit" style:family="text">
      <style:text-properties style:font-name="Consolas" fo:font-size="10.5pt" style:font-size-asian="10.5pt" style:font-size-complex="10.5pt"/>
    </style:style>
    <style:style style:name="T333" style:parent-style-name="Fontdeparagrafimplicit" style:family="text">
      <style:text-properties style:font-name="Consolas" fo:font-size="10.5pt" style:font-size-asian="10.5pt" style:font-size-complex="10.5pt"/>
    </style:style>
    <style:style style:name="T334" style:parent-style-name="Fontdeparagrafimplicit" style:family="text">
      <style:text-properties style:font-name="Consolas" fo:font-size="10.5pt" style:font-size-asian="10.5pt" style:font-size-complex="10.5pt"/>
    </style:style>
    <style:style style:name="T33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3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37" style:parent-style-name="Fontdeparagrafimplicit" style:family="text">
      <style:text-properties style:font-name="Consolas" fo:font-size="10.5pt" style:font-size-asian="10.5pt" style:font-size-complex="10.5pt"/>
    </style:style>
    <style:style style:name="T338" style:parent-style-name="Fontdeparagrafimplicit" style:family="text">
      <style:text-properties style:font-name="Consolas" fo:font-size="10.5pt" style:font-size-asian="10.5pt" style:font-size-complex="10.5pt"/>
    </style:style>
    <style:style style:name="T33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4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4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42" style:parent-style-name="Fontdeparagrafimplicit" style:family="text">
      <style:text-properties style:font-name="Consolas" fo:font-size="10.5pt" style:font-size-asian="10.5pt" style:font-size-complex="10.5pt"/>
    </style:style>
    <style:style style:name="T343" style:parent-style-name="Fontdeparagrafimplicit" style:family="text">
      <style:text-properties style:font-name="Consolas" fo:font-size="10.5pt" style:font-size-asian="10.5pt" style:font-size-complex="10.5pt"/>
    </style:style>
    <style:style style:name="T34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4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4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47" style:parent-style-name="Fontdeparagrafimplicit" style:family="text">
      <style:text-properties style:font-name="Consolas" fo:font-size="10.5pt" style:font-size-asian="10.5pt" style:font-size-complex="10.5pt"/>
    </style:style>
    <style:style style:name="T348" style:parent-style-name="Fontdeparagrafimplicit" style:family="text">
      <style:text-properties style:font-name="Consolas" fo:font-size="10.5pt" style:font-size-asian="10.5pt" style:font-size-complex="10.5pt"/>
    </style:style>
    <style:style style:name="T34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5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5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352" style:parent-style-name="Standard" style:family="paragraph">
      <style:text-properties style:font-name="Consolas" style:font-name-asian="Consolas" style:font-name-complex="Consolas" fo:font-size="10.5pt" style:font-size-asian="10.5pt" style:font-size-complex="10.5pt"/>
    </style:style>
    <style:style style:name="P353" style:parent-style-name="Standard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T354" style:parent-style-name="Fontdeparagrafimplicit" style:family="text">
      <style:text-properties style:font-name="Consolas" fo:font-weight="bold" style:font-weight-asian="bold" style:font-weight-complex="bold"/>
    </style:style>
    <style:style style:name="T35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color="#FF3333"/>
    </style:style>
    <style:style style:name="P356" style:parent-style-name="Standard" style:family="paragraph">
      <style:text-properties style:font-name="Consolas" fo:font-size="10.5pt" style:font-size-asian="10.5pt" style:font-size-complex="10.5pt"/>
    </style:style>
    <style:style style:name="T357" style:parent-style-name="Fontdeparagrafimplicit" style:family="text">
      <style:text-properties style:font-name="Consolas" fo:font-size="10.5pt" style:font-size-asian="10.5pt" style:font-size-complex="10.5pt"/>
    </style:style>
    <style:style style:name="T35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5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60" style:parent-style-name="Fontdeparagrafimplicit" style:family="text">
      <style:text-properties style:font-name="Consolas" fo:font-size="10.5pt" style:font-size-asian="10.5pt" style:font-size-complex="10.5pt"/>
    </style:style>
    <style:style style:name="T361" style:parent-style-name="Fontdeparagrafimplicit" style:family="text">
      <style:text-properties style:font-name="Consolas" fo:font-size="10.5pt" style:font-size-asian="10.5pt" style:font-size-complex="10.5pt"/>
    </style:style>
    <style:style style:name="T36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6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6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65" style:parent-style-name="Fontdeparagrafimplicit" style:family="text">
      <style:text-properties style:font-name="Consolas" fo:font-size="10.5pt" style:font-size-asian="10.5pt" style:font-size-complex="10.5pt"/>
    </style:style>
    <style:style style:name="T366" style:parent-style-name="Fontdeparagrafimplicit" style:family="text">
      <style:text-properties style:font-name="Consolas" fo:font-size="10.5pt" style:font-size-asian="10.5pt" style:font-size-complex="10.5pt"/>
    </style:style>
    <style:style style:name="T36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6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6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70" style:parent-style-name="Fontdeparagrafimplicit" style:family="text">
      <style:text-properties style:font-name="Consolas" fo:font-size="10.5pt" style:font-size-asian="10.5pt" style:font-size-complex="10.5pt"/>
    </style:style>
    <style:style style:name="T371" style:parent-style-name="Fontdeparagrafimplicit" style:family="text">
      <style:text-properties style:font-name="Consolas" fo:font-size="10.5pt" style:font-size-asian="10.5pt" style:font-size-complex="10.5pt"/>
    </style:style>
    <style:style style:name="T37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7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7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75" style:parent-style-name="Fontdeparagrafimplicit" style:family="text">
      <style:text-properties style:font-name="Consolas" fo:font-size="10.5pt" style:font-size-asian="10.5pt" style:font-size-complex="10.5pt"/>
    </style:style>
    <style:style style:name="T376" style:parent-style-name="Fontdeparagrafimplicit" style:family="text">
      <style:text-properties style:font-name="Consolas" fo:font-size="10.5pt" style:font-size-asian="10.5pt" style:font-size-complex="10.5pt"/>
    </style:style>
    <style:style style:name="T377" style:parent-style-name="Fontdeparagrafimplicit" style:family="text">
      <style:text-properties style:font-name="Consolas" fo:font-size="10.5pt" style:font-size-asian="10.5pt" style:font-size-complex="10.5pt"/>
    </style:style>
    <style:style style:name="T37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7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80" style:parent-style-name="Fontdeparagrafimplicit" style:family="text">
      <style:text-properties style:font-name="Consolas" fo:font-size="10.5pt" style:font-size-asian="10.5pt" style:font-size-complex="10.5pt"/>
    </style:style>
    <style:style style:name="T381" style:parent-style-name="Fontdeparagrafimplicit" style:family="text">
      <style:text-properties style:font-name="Consolas" fo:font-size="10.5pt" style:font-size-asian="10.5pt" style:font-size-complex="10.5pt"/>
    </style:style>
    <style:style style:name="T38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8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8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85" style:parent-style-name="Fontdeparagrafimplicit" style:family="text">
      <style:text-properties style:font-name="Consolas" fo:font-size="10.5pt" style:font-size-asian="10.5pt" style:font-size-complex="10.5pt"/>
    </style:style>
    <style:style style:name="T386" style:parent-style-name="Fontdeparagrafimplicit" style:family="text">
      <style:text-properties style:font-name="Consolas" fo:font-size="10.5pt" style:font-size-asian="10.5pt" style:font-size-complex="10.5pt"/>
    </style:style>
    <style:style style:name="T38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8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8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90" style:parent-style-name="Fontdeparagrafimplicit" style:family="text">
      <style:text-properties style:font-name="Consolas" fo:font-size="10.5pt" style:font-size-asian="10.5pt" style:font-size-complex="10.5pt"/>
    </style:style>
    <style:style style:name="T391" style:parent-style-name="Fontdeparagrafimplicit" style:family="text">
      <style:text-properties style:font-name="Consolas" fo:font-size="10.5pt" style:font-size-asian="10.5pt" style:font-size-complex="10.5pt"/>
    </style:style>
    <style:style style:name="T39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9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39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395" style:parent-style-name="Standard" style:family="paragraph">
      <style:text-properties style:font-name="Consolas" style:font-name-asian="Consolas" style:font-name-complex="Consolas" fo:font-size="10.5pt" style:font-size-asian="10.5pt" style:font-size-complex="10.5pt"/>
    </style:style>
    <style:style style:name="P396" style:parent-style-name="Standard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P397" style:parent-style-name="Standard" style:family="paragraph">
      <style:text-properties style:font-name="Consolas" fo:font-size="10.5pt" style:font-size-asian="10.5pt" style:font-size-complex="10.5pt"/>
    </style:style>
    <style:style style:name="T398" style:parent-style-name="Fontdeparagrafimplicit" style:family="text">
      <style:text-properties style:font-name="Consolas" fo:font-size="10.5pt" style:font-size-asian="10.5pt" style:font-size-complex="10.5pt"/>
    </style:style>
    <style:style style:name="T39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0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01" style:parent-style-name="Fontdeparagrafimplicit" style:family="text">
      <style:text-properties style:font-name="Consolas" fo:font-size="10.5pt" style:font-size-asian="10.5pt" style:font-size-complex="10.5pt"/>
    </style:style>
    <style:style style:name="T402" style:parent-style-name="Fontdeparagrafimplicit" style:family="text">
      <style:text-properties style:font-name="Consolas" fo:font-size="10.5pt" style:font-size-asian="10.5pt" style:font-size-complex="10.5pt"/>
    </style:style>
    <style:style style:name="T40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0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0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06" style:parent-style-name="Fontdeparagrafimplicit" style:family="text">
      <style:text-properties style:font-name="Consolas" fo:font-size="10.5pt" style:font-size-asian="10.5pt" style:font-size-complex="10.5pt"/>
    </style:style>
    <style:style style:name="T407" style:parent-style-name="Fontdeparagrafimplicit" style:family="text">
      <style:text-properties style:font-name="Consolas" fo:font-size="10.5pt" style:font-size-asian="10.5pt" style:font-size-complex="10.5pt"/>
    </style:style>
    <style:style style:name="T40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0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1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11" style:parent-style-name="Fontdeparagrafimplicit" style:family="text">
      <style:text-properties style:font-name="Consolas" fo:font-size="10.5pt" style:font-size-asian="10.5pt" style:font-size-complex="10.5pt"/>
    </style:style>
    <style:style style:name="T41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1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1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15" style:parent-style-name="Fontdeparagrafimplicit" style:family="text">
      <style:text-properties style:font-name="Consolas" fo:font-size="10.5pt" style:font-size-asian="10.5pt" style:font-size-complex="10.5pt"/>
    </style:style>
    <style:style style:name="T416" style:parent-style-name="Fontdeparagrafimplicit" style:family="text">
      <style:text-properties style:font-name="Consolas" fo:font-size="10.5pt" style:font-size-asian="10.5pt" style:font-size-complex="10.5pt"/>
    </style:style>
    <style:style style:name="T417" style:parent-style-name="Fontdeparagrafimplicit" style:family="text">
      <style:text-properties style:font-name="Consolas" fo:font-size="10.5pt" style:font-size-asian="10.5pt" style:font-size-complex="10.5pt"/>
    </style:style>
    <style:style style:name="T41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1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20" style:parent-style-name="Fontdeparagrafimplicit" style:family="text">
      <style:text-properties style:font-name="Consolas" fo:font-size="10.5pt" style:font-size-asian="10.5pt" style:font-size-complex="10.5pt"/>
    </style:style>
    <style:style style:name="T421" style:parent-style-name="Fontdeparagrafimplicit" style:family="text">
      <style:text-properties style:font-name="Consolas" fo:font-size="10.5pt" style:font-size-asian="10.5pt" style:font-size-complex="10.5pt"/>
    </style:style>
    <style:style style:name="T42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2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2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25" style:parent-style-name="Fontdeparagrafimplicit" style:family="text">
      <style:text-properties style:font-name="Consolas" fo:font-size="10.5pt" style:font-size-asian="10.5pt" style:font-size-complex="10.5pt"/>
    </style:style>
    <style:style style:name="T426" style:parent-style-name="Fontdeparagrafimplicit" style:family="text">
      <style:text-properties style:font-name="Consolas" fo:font-size="10.5pt" style:font-size-asian="10.5pt" style:font-size-complex="10.5pt"/>
    </style:style>
    <style:style style:name="T42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2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2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30" style:parent-style-name="Fontdeparagrafimplicit" style:family="text">
      <style:text-properties style:font-name="Consolas" fo:font-size="10.5pt" style:font-size-asian="10.5pt" style:font-size-complex="10.5pt"/>
    </style:style>
    <style:style style:name="T43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3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3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34" style:parent-style-name="Fontdeparagrafimplicit" style:family="text">
      <style:text-properties style:font-name="Consolas" fo:font-size="10.5pt" style:font-size-asian="10.5pt" style:font-size-complex="10.5pt"/>
    </style:style>
    <style:style style:name="T435" style:parent-style-name="Fontdeparagrafimplicit" style:family="text">
      <style:text-properties style:font-name="Consolas" fo:font-size="10.5pt" style:font-size-asian="10.5pt" style:font-size-complex="10.5pt"/>
    </style:style>
    <style:style style:name="T436" style:parent-style-name="Fontdeparagrafimplicit" style:family="text">
      <style:text-properties style:font-name="Consolas" fo:font-size="10.5pt" style:font-size-asian="10.5pt" style:font-size-complex="10.5pt"/>
    </style:style>
    <style:style style:name="T43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3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39" style:parent-style-name="Fontdeparagrafimplicit" style:family="text">
      <style:text-properties style:font-name="Consolas" fo:font-size="10.5pt" style:font-size-asian="10.5pt" style:font-size-complex="10.5pt"/>
    </style:style>
    <style:style style:name="T440" style:parent-style-name="Fontdeparagrafimplicit" style:family="text">
      <style:text-properties style:font-name="Consolas" fo:font-size="10.5pt" style:font-size-asian="10.5pt" style:font-size-complex="10.5pt"/>
    </style:style>
    <style:style style:name="T44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4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4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44" style:parent-style-name="Fontdeparagrafimplicit" style:family="text">
      <style:text-properties style:font-name="Consolas" fo:font-size="10.5pt" style:font-size-asian="10.5pt" style:font-size-complex="10.5pt"/>
    </style:style>
    <style:style style:name="T445" style:parent-style-name="Fontdeparagrafimplicit" style:family="text">
      <style:text-properties style:font-name="Consolas" fo:font-size="10.5pt" style:font-size-asian="10.5pt" style:font-size-complex="10.5pt"/>
    </style:style>
    <style:style style:name="T44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4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4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49" style:parent-style-name="Fontdeparagrafimplicit" style:family="text">
      <style:text-properties style:font-name="Consolas" fo:font-size="10.5pt" style:font-size-asian="10.5pt" style:font-size-complex="10.5pt"/>
    </style:style>
    <style:style style:name="T45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5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5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53" style:parent-style-name="Fontdeparagrafimplicit" style:family="text">
      <style:text-properties style:font-name="Consolas" fo:font-size="10.5pt" style:font-size-asian="10.5pt" style:font-size-complex="10.5pt"/>
    </style:style>
    <style:style style:name="T454" style:parent-style-name="Fontdeparagrafimplicit" style:family="text">
      <style:text-properties style:font-name="Consolas" fo:font-size="10.5pt" style:font-size-asian="10.5pt" style:font-size-complex="10.5pt"/>
    </style:style>
    <style:style style:name="T455" style:parent-style-name="Fontdeparagrafimplicit" style:family="text">
      <style:text-properties style:font-name="Consolas" fo:font-size="10.5pt" style:font-size-asian="10.5pt" style:font-size-complex="10.5pt"/>
    </style:style>
    <style:style style:name="T45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5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58" style:parent-style-name="Fontdeparagrafimplicit" style:family="text">
      <style:text-properties style:font-name="Consolas" fo:font-size="10.5pt" style:font-size-asian="10.5pt" style:font-size-complex="10.5pt"/>
    </style:style>
    <style:style style:name="T459" style:parent-style-name="Fontdeparagrafimplicit" style:family="text">
      <style:text-properties style:font-name="Consolas" fo:font-size="10.5pt" style:font-size-asian="10.5pt" style:font-size-complex="10.5pt"/>
    </style:style>
    <style:style style:name="T46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6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6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63" style:parent-style-name="Fontdeparagrafimplicit" style:family="text">
      <style:text-properties style:font-name="Consolas" fo:font-size="10.5pt" style:font-size-asian="10.5pt" style:font-size-complex="10.5pt"/>
    </style:style>
    <style:style style:name="T464" style:parent-style-name="Fontdeparagrafimplicit" style:family="text">
      <style:text-properties style:font-name="Consolas" fo:font-size="10.5pt" style:font-size-asian="10.5pt" style:font-size-complex="10.5pt"/>
    </style:style>
    <style:style style:name="T46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6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6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68" style:parent-style-name="Fontdeparagrafimplicit" style:family="text">
      <style:text-properties style:font-name="Consolas" fo:font-size="10.5pt" style:font-size-asian="10.5pt" style:font-size-complex="10.5pt"/>
    </style:style>
    <style:style style:name="T46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7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7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472" style:parent-style-name="Standard" style:family="paragraph">
      <style:text-properties style:font-name="Consolas" style:font-name-asian="Consolas" style:font-name-complex="Consolas" fo:font-size="10.5pt" style:font-size-asian="10.5pt" style:font-size-complex="10.5pt"/>
    </style:style>
    <style:style style:name="P473" style:parent-style-name="Standard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P474" style:parent-style-name="Standard" style:family="paragraph">
      <style:text-properties style:font-name="Consolas" fo:font-size="10.5pt" style:font-size-asian="10.5pt" style:font-size-complex="10.5pt"/>
    </style:style>
    <style:style style:name="P475" style:parent-style-name="Standard" style:family="paragraph">
      <style:paragraph-properties fo:text-indent="0.4923in"/>
    </style:style>
    <style:style style:name="T47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7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78" style:parent-style-name="Fontdeparagrafimplicit" style:family="text">
      <style:text-properties style:font-name="Consolas" fo:font-size="10.5pt" style:font-size-asian="10.5pt" style:font-size-complex="10.5pt"/>
    </style:style>
    <style:style style:name="T47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8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8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82" style:parent-style-name="Fontdeparagrafimplicit" style:family="text">
      <style:text-properties style:font-name="Consolas" fo:font-size="10.5pt" style:font-size-asian="10.5pt" style:font-size-complex="10.5pt"/>
    </style:style>
    <style:style style:name="T483" style:parent-style-name="Fontdeparagrafimplicit" style:family="text">
      <style:text-properties style:font-name="Consolas" fo:font-size="10.5pt" style:font-size-asian="10.5pt" style:font-size-complex="10.5pt"/>
    </style:style>
    <style:style style:name="T48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8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8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87" style:parent-style-name="Fontdeparagrafimplicit" style:family="text">
      <style:text-properties style:font-name="Consolas" fo:font-size="10.5pt" style:font-size-asian="10.5pt" style:font-size-complex="10.5pt"/>
    </style:style>
    <style:style style:name="T488" style:parent-style-name="Fontdeparagrafimplicit" style:family="text">
      <style:text-properties style:font-name="Consolas" fo:font-size="10.5pt" style:font-size-asian="10.5pt" style:font-size-complex="10.5pt"/>
    </style:style>
    <style:style style:name="T48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9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9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92" style:parent-style-name="Fontdeparagrafimplicit" style:family="text">
      <style:text-properties style:font-name="Consolas" fo:font-size="10.5pt" style:font-size-asian="10.5pt" style:font-size-complex="10.5pt"/>
    </style:style>
    <style:style style:name="T493" style:parent-style-name="Fontdeparagrafimplicit" style:family="text">
      <style:text-properties style:font-name="Consolas" fo:font-size="10.5pt" style:font-size-asian="10.5pt" style:font-size-complex="10.5pt"/>
    </style:style>
    <style:style style:name="T494" style:parent-style-name="Fontdeparagrafimplicit" style:family="text">
      <style:text-properties style:font-name="Consolas" fo:font-size="10.5pt" style:font-size-asian="10.5pt" style:font-size-complex="10.5pt"/>
    </style:style>
    <style:style style:name="T49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49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97" style:parent-style-name="Fontdeparagrafimplicit" style:family="text">
      <style:text-properties style:font-name="Consolas" fo:font-size="10.5pt" style:font-size-asian="10.5pt" style:font-size-complex="10.5pt"/>
    </style:style>
    <style:style style:name="T49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49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0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01" style:parent-style-name="Fontdeparagrafimplicit" style:family="text">
      <style:text-properties style:font-name="Consolas" fo:font-size="10.5pt" style:font-size-asian="10.5pt" style:font-size-complex="10.5pt"/>
    </style:style>
    <style:style style:name="T502" style:parent-style-name="Fontdeparagrafimplicit" style:family="text">
      <style:text-properties style:font-name="Consolas" fo:font-size="10.5pt" style:font-size-asian="10.5pt" style:font-size-complex="10.5pt"/>
    </style:style>
    <style:style style:name="T50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0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0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06" style:parent-style-name="Fontdeparagrafimplicit" style:family="text">
      <style:text-properties style:font-name="Consolas" fo:font-size="10.5pt" style:font-size-asian="10.5pt" style:font-size-complex="10.5pt"/>
    </style:style>
    <style:style style:name="T507" style:parent-style-name="Fontdeparagrafimplicit" style:family="text">
      <style:text-properties style:font-name="Consolas" fo:font-size="10.5pt" style:font-size-asian="10.5pt" style:font-size-complex="10.5pt"/>
    </style:style>
    <style:style style:name="T50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0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1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11" style:parent-style-name="Fontdeparagrafimplicit" style:family="text">
      <style:text-properties style:font-name="Consolas" fo:font-size="10.5pt" style:font-size-asian="10.5pt" style:font-size-complex="10.5pt"/>
    </style:style>
    <style:style style:name="T512" style:parent-style-name="Fontdeparagrafimplicit" style:family="text">
      <style:text-properties style:font-name="Consolas" fo:font-size="10.5pt" style:font-size-asian="10.5pt" style:font-size-complex="10.5pt"/>
    </style:style>
    <style:style style:name="T513" style:parent-style-name="Fontdeparagrafimplicit" style:family="text">
      <style:text-properties style:font-name="Consolas" fo:font-size="10.5pt" style:font-size-asian="10.5pt" style:font-size-complex="10.5pt"/>
    </style:style>
    <style:style style:name="T51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1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16" style:parent-style-name="Fontdeparagrafimplicit" style:family="text">
      <style:text-properties style:font-name="Consolas" fo:font-size="10.5pt" style:font-size-asian="10.5pt" style:font-size-complex="10.5pt"/>
    </style:style>
    <style:style style:name="T51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1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1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20" style:parent-style-name="Fontdeparagrafimplicit" style:family="text">
      <style:text-properties style:font-name="Consolas" fo:font-size="10.5pt" style:font-size-asian="10.5pt" style:font-size-complex="10.5pt"/>
    </style:style>
    <style:style style:name="T521" style:parent-style-name="Fontdeparagrafimplicit" style:family="text">
      <style:text-properties style:font-name="Consolas" fo:font-size="10.5pt" style:font-size-asian="10.5pt" style:font-size-complex="10.5pt"/>
    </style:style>
    <style:style style:name="T52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2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2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25" style:parent-style-name="Fontdeparagrafimplicit" style:family="text">
      <style:text-properties style:font-name="Consolas" fo:font-size="10.5pt" style:font-size-asian="10.5pt" style:font-size-complex="10.5pt"/>
    </style:style>
    <style:style style:name="T526" style:parent-style-name="Fontdeparagrafimplicit" style:family="text">
      <style:text-properties style:font-name="Consolas" fo:font-size="10.5pt" style:font-size-asian="10.5pt" style:font-size-complex="10.5pt"/>
    </style:style>
    <style:style style:name="T52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2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2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30" style:parent-style-name="Fontdeparagrafimplicit" style:family="text">
      <style:text-properties style:font-name="Consolas" fo:font-size="10.5pt" style:font-size-asian="10.5pt" style:font-size-complex="10.5pt"/>
    </style:style>
    <style:style style:name="T531" style:parent-style-name="Fontdeparagrafimplicit" style:family="text">
      <style:text-properties style:font-name="Consolas" fo:font-size="10.5pt" style:font-size-asian="10.5pt" style:font-size-complex="10.5pt"/>
    </style:style>
    <style:style style:name="T53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3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34" style:parent-style-name="Fontdeparagrafimplicit" style:family="text">
      <style:text-properties style:font-name="Consolas" fo:font-size="10.5pt" style:font-size-asian="10.5pt" style:font-size-complex="10.5pt"/>
    </style:style>
    <style:style style:name="T53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3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3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38" style:parent-style-name="Fontdeparagrafimplicit" style:family="text">
      <style:text-properties style:font-name="Consolas" fo:font-size="10.5pt" style:font-size-asian="10.5pt" style:font-size-complex="10.5pt"/>
    </style:style>
    <style:style style:name="T539" style:parent-style-name="Fontdeparagrafimplicit" style:family="text">
      <style:text-properties style:font-name="Consolas" fo:font-size="10.5pt" style:font-size-asian="10.5pt" style:font-size-complex="10.5pt"/>
    </style:style>
    <style:style style:name="T54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4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4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43" style:parent-style-name="Fontdeparagrafimplicit" style:family="text">
      <style:text-properties style:font-name="Consolas" fo:font-size="10.5pt" style:font-size-asian="10.5pt" style:font-size-complex="10.5pt"/>
    </style:style>
    <style:style style:name="T544" style:parent-style-name="Fontdeparagrafimplicit" style:family="text">
      <style:text-properties style:font-name="Consolas" fo:font-size="10.5pt" style:font-size-asian="10.5pt" style:font-size-complex="10.5pt"/>
    </style:style>
    <style:style style:name="T54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4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4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48" style:parent-style-name="Fontdeparagrafimplicit" style:family="text">
      <style:text-properties style:font-name="Consolas" fo:font-size="10.5pt" style:font-size-asian="10.5pt" style:font-size-complex="10.5pt"/>
    </style:style>
    <style:style style:name="T549" style:parent-style-name="Fontdeparagrafimplicit" style:family="text">
      <style:text-properties style:font-name="Consolas" fo:font-size="10.5pt" style:font-size-asian="10.5pt" style:font-size-complex="10.5pt"/>
    </style:style>
    <style:style style:name="T550" style:parent-style-name="Fontdeparagrafimplicit" style:family="text">
      <style:text-properties style:font-name="Consolas" fo:font-size="10.5pt" style:font-size-asian="10.5pt" style:font-size-complex="10.5pt"/>
    </style:style>
    <style:style style:name="T55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5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53" style:parent-style-name="Fontdeparagrafimplicit" style:family="text">
      <style:text-properties style:font-name="Consolas" fo:font-size="10.5pt" style:font-size-asian="10.5pt" style:font-size-complex="10.5pt"/>
    </style:style>
    <style:style style:name="T55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5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5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57" style:parent-style-name="Fontdeparagrafimplicit" style:family="text">
      <style:text-properties style:font-name="Consolas" fo:font-size="10.5pt" style:font-size-asian="10.5pt" style:font-size-complex="10.5pt"/>
    </style:style>
    <style:style style:name="T558" style:parent-style-name="Fontdeparagrafimplicit" style:family="text">
      <style:text-properties style:font-name="Consolas" fo:font-size="10.5pt" style:font-size-asian="10.5pt" style:font-size-complex="10.5pt"/>
    </style:style>
    <style:style style:name="T55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6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6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62" style:parent-style-name="Fontdeparagrafimplicit" style:family="text">
      <style:text-properties style:font-name="Consolas" fo:font-size="10.5pt" style:font-size-asian="10.5pt" style:font-size-complex="10.5pt"/>
    </style:style>
    <style:style style:name="T563" style:parent-style-name="Fontdeparagrafimplicit" style:family="text">
      <style:text-properties style:font-name="Consolas" fo:font-size="10.5pt" style:font-size-asian="10.5pt" style:font-size-complex="10.5pt"/>
    </style:style>
    <style:style style:name="T56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6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6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567" style:parent-style-name="Standard" style:family="paragraph">
      <style:text-properties style:font-name="Consolas" style:font-name-asian="Consolas" style:font-name-complex="Consolas" fo:font-size="10.5pt" style:font-size-asian="10.5pt" style:font-size-complex="10.5pt"/>
    </style:style>
    <style:style style:name="P568" style:parent-style-name="Standard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P569" style:parent-style-name="Standard" style:family="paragraph">
      <style:text-properties style:font-name="Consolas" style:font-name-asian="Consolas" style:font-name-complex="Consolas" fo:font-size="10.5pt" style:font-size-asian="10.5pt" style:font-size-complex="10.5pt"/>
    </style:style>
    <style:style style:name="T57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7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572" style:parent-style-name="Standard" style:family="paragraph">
      <style:paragraph-properties fo:margin-left="0.4923in">
        <style:tab-stops/>
      </style:paragraph-properties>
    </style:style>
    <style:style style:name="T57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7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7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7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7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78" style:parent-style-name="Fontdeparagrafimplicit" style:family="text">
      <style:text-properties style:font-name="Courier New" style:font-name-asian="Courier New" style:font-name-complex="Courier New"/>
    </style:style>
    <style:style style:name="T579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T580" style:parent-style-name="Fontdeparagrafimplicit" style:family="text">
      <style:text-properties style:font-name="Courier New" style:font-name-asian="Courier New" style:font-name-complex="Courier New"/>
    </style:style>
    <style:style style:name="T581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T582" style:parent-style-name="Fontdeparagrafimplicit" style:family="text">
      <style:text-properties style:font-name="Courier New" style:font-name-asian="Courier New" style:font-name-complex="Courier New"/>
    </style:style>
    <style:style style:name="T58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8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8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586" style:parent-style-name="Standard" style:family="paragraph">
      <style:paragraph-properties fo:margin-left="0.4923in">
        <style:tab-stops/>
      </style:paragraph-properties>
    </style:style>
    <style:style style:name="T58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8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89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P590" style:parent-style-name="Standard" style:family="paragraph">
      <style:paragraph-properties fo:margin-left="0.4923in">
        <style:tab-stops/>
      </style:paragraph-properties>
    </style:style>
    <style:style style:name="T59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9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93" style:parent-style-name="Fontdeparagrafimplicit" style:family="text">
      <style:text-properties style:font-name="Courier New" style:font-name-asian="Courier New" style:font-name-complex="Courier New"/>
    </style:style>
    <style:style style:name="T59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9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59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597" style:parent-style-name="Fontdeparagrafimplicit" style:family="text">
      <style:text-properties style:font-name="Courier New" style:font-name-asian="Courier New" style:font-name-complex="Courier New"/>
    </style:style>
    <style:style style:name="T598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T599" style:parent-style-name="Fontdeparagrafimplicit" style:family="text">
      <style:text-properties style:font-name="Courier New" style:font-name-asian="Courier New" style:font-name-complex="Courier New"/>
    </style:style>
    <style:style style:name="T600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T601" style:parent-style-name="Fontdeparagrafimplicit" style:family="text">
      <style:text-properties style:font-name="Courier New" style:font-name-asian="Courier New" style:font-name-complex="Courier New"/>
    </style:style>
    <style:style style:name="T60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0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0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0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0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607" style:parent-style-name="Standard" style:family="paragraph">
      <style:paragraph-properties fo:margin-left="0.4923in">
        <style:tab-stops/>
      </style:paragraph-properties>
    </style:style>
    <style:style style:name="T60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0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10" style:parent-style-name="Fontdeparagrafimplicit" style:family="text">
      <style:text-properties style:font-name="Courier New" style:font-name-asian="Courier New" style:font-name-complex="Courier New"/>
    </style:style>
    <style:style style:name="T61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1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13" style:parent-style-name="Fontdeparagrafimplicit" style:family="text">
      <style:text-properties style:font-name="Courier New" style:font-name-asian="Courier New" style:font-name-complex="Courier New"/>
    </style:style>
    <style:style style:name="T614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T615" style:parent-style-name="Fontdeparagrafimplicit" style:family="text">
      <style:text-properties style:font-name="Courier New" style:font-name-asian="Courier New" style:font-name-complex="Courier New"/>
    </style:style>
    <style:style style:name="T616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T617" style:parent-style-name="Fontdeparagrafimplicit" style:family="text">
      <style:text-properties style:font-name="Courier New" style:font-name-asian="Courier New" style:font-name-complex="Courier New"/>
    </style:style>
    <style:style style:name="T61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1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2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2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622" style:parent-style-name="Standard" style:family="paragraph">
      <style:paragraph-properties fo:margin-left="0.4923in">
        <style:tab-stops/>
      </style:paragraph-properties>
    </style:style>
    <style:style style:name="T62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2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25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P626" style:parent-style-name="Standard" style:family="paragraph">
      <style:paragraph-properties fo:margin-left="0.4923in">
        <style:tab-stops/>
      </style:paragraph-properties>
    </style:style>
    <style:style style:name="T62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2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29" style:parent-style-name="Fontdeparagrafimplicit" style:family="text">
      <style:text-properties style:font-name="Courier New" style:font-name-asian="Courier New" style:font-name-complex="Courier New"/>
    </style:style>
    <style:style style:name="T63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3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3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633" style:parent-style-name="Standard" style:family="paragraph">
      <style:paragraph-properties fo:margin-left="1.477in" fo:text-indent="0.4923in">
        <style:tab-stops/>
      </style:paragraph-properties>
    </style:style>
    <style:style style:name="P634" style:parent-style-name="Normal" style:family="paragraph">
      <style:paragraph-properties fo:margin-left="0.4923in">
        <style:tab-stops/>
      </style:paragraph-properties>
    </style:style>
    <style:style style:name="P635" style:parent-style-name="Normal" style:family="paragraph">
      <style:paragraph-properties fo:margin-left="0.4923in">
        <style:tab-stops/>
      </style:paragraph-properties>
    </style:style>
    <style:style style:name="P636" style:parent-style-name="Normal" style:family="paragraph">
      <style:paragraph-properties fo:margin-left="0.4923in">
        <style:tab-stops/>
      </style:paragraph-properties>
    </style:style>
    <style:style style:name="P637" style:parent-style-name="Normal" style:family="paragraph">
      <style:paragraph-properties fo:margin-left="0.4923in">
        <style:tab-stops/>
      </style:paragraph-properties>
    </style:style>
    <style:style style:name="P638" style:parent-style-name="Normal" style:family="paragraph">
      <style:paragraph-properties fo:margin-left="0.4923in">
        <style:tab-stops/>
      </style:paragraph-properties>
    </style:style>
    <style:style style:name="P639" style:parent-style-name="Normal" style:family="paragraph">
      <style:paragraph-properties fo:margin-left="0.4923in">
        <style:tab-stops/>
      </style:paragraph-properties>
    </style:style>
    <style:style style:name="P640" style:parent-style-name="Normal" style:family="paragraph">
      <style:paragraph-properties fo:margin-left="0.4923in">
        <style:tab-stops/>
      </style:paragraph-properties>
    </style:style>
    <style:style style:name="P641" style:parent-style-name="Normal" style:family="paragraph">
      <style:paragraph-properties fo:margin-left="0.4923in">
        <style:tab-stops/>
      </style:paragraph-properties>
    </style:style>
    <style:style style:name="P642" style:parent-style-name="Normal" style:family="paragraph">
      <style:paragraph-properties fo:margin-left="0.4923in">
        <style:tab-stops/>
      </style:paragraph-properties>
    </style:style>
    <style:style style:name="P643" style:parent-style-name="Normal" style:family="paragraph">
      <style:paragraph-properties fo:margin-left="0.4923in">
        <style:tab-stops/>
      </style:paragraph-properties>
    </style:style>
    <style:style style:name="P644" style:parent-style-name="Normal" style:family="paragraph">
      <style:paragraph-properties fo:margin-left="0.4923in">
        <style:tab-stops/>
      </style:paragraph-properties>
    </style:style>
    <style:style style:name="P645" style:parent-style-name="Normal" style:family="paragraph">
      <style:paragraph-properties fo:margin-left="0.4923in">
        <style:tab-stops/>
      </style:paragraph-properties>
    </style:style>
    <style:style style:name="P646" style:parent-style-name="Normal" style:family="paragraph">
      <style:paragraph-properties fo:margin-left="0.4923in">
        <style:tab-stops/>
      </style:paragraph-properties>
    </style:style>
    <style:style style:name="P647" style:parent-style-name="Normal" style:family="paragraph">
      <style:paragraph-properties fo:margin-left="0.4923in">
        <style:tab-stops/>
      </style:paragraph-properties>
    </style:style>
    <style:style style:name="P648" style:parent-style-name="Normal" style:family="paragraph">
      <style:paragraph-properties fo:margin-left="0.4923in">
        <style:tab-stops/>
      </style:paragraph-properties>
    </style:style>
    <style:style style:name="P649" style:parent-style-name="Normal" style:family="paragraph">
      <style:paragraph-properties fo:margin-left="0.4923in">
        <style:tab-stops/>
      </style:paragraph-properties>
    </style:style>
    <style:style style:name="P650" style:parent-style-name="Normal" style:family="paragraph">
      <style:paragraph-properties fo:margin-left="0.4923in">
        <style:tab-stops/>
      </style:paragraph-properties>
    </style:style>
    <style:style style:name="P651" style:parent-style-name="Normal" style:family="paragraph">
      <style:paragraph-properties fo:margin-left="0.4923in">
        <style:tab-stops/>
      </style:paragraph-properties>
    </style:style>
    <style:style style:name="T65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5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654" style:parent-style-name="Standard" style:family="paragraph">
      <style:paragraph-properties fo:margin-left="0.4923in">
        <style:tab-stops/>
      </style:paragraph-properties>
    </style:style>
    <style:style style:name="T65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5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57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P658" style:parent-style-name="Standard" style:family="paragraph">
      <style:paragraph-properties fo:margin-left="0.4923in">
        <style:tab-stops/>
      </style:paragraph-properties>
    </style:style>
    <style:style style:name="T65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6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61" style:parent-style-name="Fontdeparagrafimplicit" style:family="text">
      <style:text-properties style:font-name="Courier New" style:font-name-asian="Courier New" style:font-name-complex="Courier New"/>
    </style:style>
    <style:style style:name="T66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6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6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65" style:parent-style-name="Fontdeparagrafimplicit" style:family="text">
      <style:text-properties style:font-name="Courier New" style:font-name-asian="Courier New" style:font-name-complex="Courier New"/>
    </style:style>
    <style:style style:name="T66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6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6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669" style:parent-style-name="Standard" style:family="paragraph">
      <style:paragraph-properties fo:margin-left="0.4923in" fo:text-indent="0.4923in">
        <style:tab-stops/>
      </style:paragraph-properties>
    </style:style>
    <style:style style:name="T67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7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72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P673" style:parent-style-name="Standard" style:family="paragraph">
      <style:paragraph-properties fo:margin-left="0.4923in">
        <style:tab-stops/>
      </style:paragraph-properties>
    </style:style>
    <style:style style:name="T67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7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76" style:parent-style-name="Fontdeparagrafimplicit" style:family="text">
      <style:text-properties style:font-name="Courier New" style:font-name-asian="Courier New" style:font-name-complex="Courier New"/>
    </style:style>
    <style:style style:name="T67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7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7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80" style:parent-style-name="Fontdeparagrafimplicit" style:family="text">
      <style:text-properties style:font-name="Courier New" style:font-name-asian="Courier New" style:font-name-complex="Courier New"/>
    </style:style>
    <style:style style:name="T68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8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8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84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8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86" style:parent-style-name="Fontdeparagrafimplicit" style:family="text">
      <style:text-properties style:font-name="Courier New" style:font-name-asian="Courier New" style:font-name-complex="Courier New" fo:font-weight="bold" style:font-weight-asian="bold" style:font-weight-complex="bold" fo:color="#008080"/>
    </style:style>
    <style:style style:name="P687" style:parent-style-name="Standard" style:family="paragraph">
      <style:paragraph-properties fo:margin-left="0.4923in">
        <style:tab-stops/>
      </style:paragraph-properties>
    </style:style>
    <style:style style:name="T68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8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90" style:parent-style-name="Fontdeparagrafimplicit" style:family="text">
      <style:text-properties style:font-name="Courier New" style:font-name-asian="Courier New" style:font-name-complex="Courier New"/>
    </style:style>
    <style:style style:name="T69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9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9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94" style:parent-style-name="Fontdeparagrafimplicit" style:family="text">
      <style:text-properties style:font-name="Courier New" style:font-name-asian="Courier New" style:font-name-complex="Courier New"/>
    </style:style>
    <style:style style:name="T69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69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69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698" style:parent-style-name="Standard" style:family="paragraph">
      <style:paragraph-properties fo:margin-bottom="0.1111in" fo:line-height="106%"/>
      <style:text-properties style:font-name="Consolas" style:font-name-asian="Consolas" style:font-name-complex="Consolas" fo:font-weight="bold" style:font-weight-asian="bold" style:font-weight-complex="bold"/>
    </style:style>
    <style:style style:name="P699" style:parent-style-name="Standard" style:family="paragraph">
      <style:text-properties style:font-name="Consolas" style:font-name-asian="Consolas" style:font-name-complex="Consolas" fo:font-size="10.5pt" style:font-size-asian="10.5pt" style:font-size-complex="10.5pt"/>
    </style:style>
    <style:style style:name="T70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0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0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0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0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0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0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0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0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0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1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1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12" style:parent-style-name="Fontdeparagrafimplicit" style:family="text">
      <style:text-properties fo:font-size="9pt" style:font-size-asian="9pt" style:font-size-complex="9pt"/>
    </style:style>
    <style:style style:name="T71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1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15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1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17" style:parent-style-name="Fontdeparagrafimplicit" style:family="text">
      <style:text-properties fo:color="#4B4F56" fo:font-size="9pt" style:font-size-asian="9pt" style:font-size-complex="9pt"/>
    </style:style>
    <style:style style:name="T71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1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2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2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2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23" style:parent-style-name="Fontdeparagrafimplicit" style:family="text">
      <style:text-properties style:font-name="Consolas" style:font-name-asian="Consolas" style:font-name-complex="Consolas" fo:font-size="8pt" style:font-size-asian="8pt" style:font-size-complex="8pt"/>
    </style:style>
    <style:style style:name="T724" style:parent-style-name="Fontdeparagrafimplicit" style:family="text">
      <style:text-properties fo:font-size="9pt" style:font-size-asian="9pt" style:font-size-complex="9pt"/>
    </style:style>
    <style:style style:name="T72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2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2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2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2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3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3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3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3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34" style:parent-style-name="Fontdeparagrafimplicit" style:family="text">
      <style:text-properties style:font-name="Consolas" style:font-name-asian="Consolas" style:font-name-complex="Consolas" fo:font-size="9pt" style:font-size-asian="9pt" style:font-size-complex="9pt"/>
    </style:style>
    <style:style style:name="T735" style:parent-style-name="Fontdeparagrafimplicit" style:family="text">
      <style:text-properties fo:font-size="9pt" style:font-size-asian="9pt" style:font-size-complex="9pt"/>
    </style:style>
    <style:style style:name="T73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3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3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3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4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4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4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4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744" style:parent-style-name="Standard" style:family="paragraph">
      <style:paragraph-properties fo:text-indent="0.4923in"/>
    </style:style>
    <style:style style:name="T74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4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47" style:parent-style-name="Fontdeparagrafimplicit" style:family="text">
      <style:text-properties fo:font-size="9pt" style:font-size-asian="9pt" style:font-size-complex="9pt"/>
    </style:style>
    <style:style style:name="P748" style:parent-style-name="Standard" style:family="paragraph">
      <style:paragraph-properties fo:margin-bottom="0.1111in" fo:line-height="107%"/>
    </style:style>
    <style:style style:name="T74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5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751" style:parent-style-name="Standard" style:family="paragraph">
      <style:paragraph-properties fo:margin-bottom="0.1111in" fo:line-height="107%"/>
    </style:style>
    <style:style style:name="T75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5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5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55" style:parent-style-name="Fontdeparagrafimplicit" style:family="text">
      <style:text-properties fo:color="#4B4F56" fo:font-size="9pt" style:font-size-asian="9pt" style:font-size-complex="9pt"/>
    </style:style>
    <style:style style:name="T75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5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5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759" style:parent-style-name="Standard" style:family="paragraph">
      <style:text-properties style:font-name="Consolas" style:font-name-asian="Consolas" style:font-name-complex="Consolas" fo:font-size="10.5pt" style:font-size-asian="10.5pt" style:font-size-complex="10.5pt"/>
    </style:style>
    <style:style style:name="T76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61" style:parent-style-name="Fontdeparagrafimplicit" style:family="text">
      <style:text-properties fo:font-size="9pt" style:font-size-asian="9pt" style:font-size-complex="9pt"/>
    </style:style>
    <style:style style:name="T76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63" style:parent-style-name="Fontdeparagrafimplicit" style:family="text">
      <style:text-properties fo:font-size="10pt" style:font-size-asian="10pt" style:font-size-complex="10pt"/>
    </style:style>
    <style:style style:name="T76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6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6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6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68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6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7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7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72" style:parent-style-name="Fontdeparagrafimplicit" style:family="text">
      <style:text-properties fo:font-size="9pt" style:font-size-asian="9pt" style:font-size-complex="9pt"/>
    </style:style>
    <style:style style:name="T77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7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75" style:parent-style-name="Fontdeparagrafimplicit" style:family="text">
      <style:text-properties fo:font-size="10pt" style:font-size-asian="10pt" style:font-size-complex="10pt"/>
    </style:style>
    <style:style style:name="T77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7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7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79" style:parent-style-name="Fontdeparagrafimplicit" style:family="text">
      <style:text-properties fo:font-size="10pt" style:font-size-asian="10pt" style:font-size-complex="10pt"/>
    </style:style>
    <style:style style:name="T78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81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8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8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84" style:parent-style-name="Fontdeparagrafimplicit" style:family="text">
      <style:text-properties style:font-name="Consolas" style:font-name-asian="Consolas" style:font-name-complex="Consolas" fo:font-size="6pt" style:font-size-asian="6pt" style:font-size-complex="6pt"/>
    </style:style>
    <style:style style:name="T785" style:parent-style-name="Fontdeparagrafimplicit" style:family="text">
      <style:text-properties fo:font-size="9pt" style:font-size-asian="9pt" style:font-size-complex="9pt"/>
    </style:style>
    <style:style style:name="T78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8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8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8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9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91" style:parent-style-name="Fontdeparagrafimplicit" style:family="text">
      <style:text-properties fo:color="#4B4F56" fo:font-size="10pt" style:font-size-asian="10pt" style:font-size-complex="10pt"/>
    </style:style>
    <style:style style:name="T79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9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9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9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96" style:parent-style-name="Fontdeparagrafimplicit" style:family="text">
      <style:text-properties fo:font-size="9pt" style:font-size-asian="9pt" style:font-size-complex="9pt"/>
    </style:style>
    <style:style style:name="T797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798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799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00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80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02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03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80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805" style:parent-style-name="Standard" style:family="paragraph">
      <style:paragraph-properties fo:text-indent="0.4923in"/>
    </style:style>
    <style:style style:name="T806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807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08" style:parent-style-name="Fontdeparagrafimplicit" style:family="text">
      <style:text-properties fo:font-size="9pt" style:font-size-asian="9pt" style:font-size-complex="9pt"/>
    </style:style>
    <style:style style:name="T809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810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11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12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813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14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815" style:parent-style-name="Fontdeparagrafimplicit" style:family="text">
      <style:text-properties style:font-name="Consolas" style:font-name-asian="Consolas" style:font-name-complex="Consolas" fo:font-weight="bold" style:font-weight-asian="bold" style:font-weight-complex="bold" fo:font-size="10.5pt" style:font-size-asian="10.5pt" style:font-size-complex="10.5pt"/>
    </style:style>
    <style:style style:name="T816" style:parent-style-name="Fontdeparagrafimplici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817" style:parent-style-name="Standard" style:family="paragraph">
      <style:text-properties style:font-name="Consolas" style:font-name-asian="Consolas" style:font-name-complex="Consolas" fo:font-size="10.5pt" style:font-size-asian="10.5pt" style:font-size-complex="10.5pt"/>
    </style:style>
  </office:automatic-styles>
  <office:body>
    <office:text text:use-soft-page-breaks="true">
      <text:p text:style-name="P1"/>
      <text:p text:style-name="P2"><text:line-break/><text:line-break/><text:span text:style-name="T3">Preprocess text functions testing</text:span></text:p>
      <text:p text:style-name="P4"/>
      <text:p text:style-name="P5"/>
      <text:p text:style-name="Standard"><text:line-break/><text:span text:style-name="T6">1. Test get_sentences(text)</text:span><text:line-break/></text:p>
      <text:p text:style-name="Standard"><text:span text:style-name="T7"><text:tab/></text:span><text:span text:style-name="T8">1.1. Input:</text:span><text:span text:style-name="T9"><text:s/>“ ”</text:span><text:span text:style-name="T10"><text:line-break/></text:span><text:span text:style-name="T11"><text:s/></text:span><text:span text:style-name="T12"><text:tab/></text:span><text:span text:style-name="T13"><text:s text:c="5"/></text:span><text:span text:style-name="T14">Expected result:</text:span><text:span text:style-name="T15"><text:s/>[ ]</text:span></text:p>
      <text:p text:style-name="Standard"><text:span text:style-name="T16"><text:tab/></text:span><text:span text:style-name="T17"><text:s text:c="5"/></text:span><text:span text:style-name="T18">Result:</text:span><text:span text:style-name="T19"><text:s/>[ ]</text:span><text:span text:style-name="T20"><text:line-break/></text:span><text:span text:style-name="T21"><text:s/></text:span><text:span text:style-name="T22"><text:tab/></text:span><text:span text:style-name="T23"><text:s text:c="5"/></text:span><text:span text:style-name="T24">Conclusion:</text:span><text:span text:style-name="T25"><text:s/>Test succeeded.</text:span></text:p>
      <text:p text:style-name="P26"/>
      <text:p text:style-name="Standard"><text:span text:style-name="T27"><text:tab/></text:span><text:span text:style-name="T28">1.2. Input:</text:span><text:span text:style-name="T29"><text:s/>“Ana has apples.”</text:span><text:span text:style-name="T30"><text:line-break/></text:span><text:span text:style-name="T31"><text:tab/></text:span><text:span text:style-name="T32"><text:s text:c="5"/></text:span><text:span text:style-name="T33">Expected result:</text:span><text:span text:style-name="T34"><text:s/>[“Ana has apples.”]</text:span><text:span text:style-name="T35"><text:line-break/></text:span><text:span text:style-name="T36"><text:tab/></text:span><text:span text:style-name="T37"><text:s text:c="5"/></text:span><text:span text:style-name="T38">Result:</text:span><text:span text:style-name="T39"><text:s/>[“Ana has apples.”]</text:span><text:span text:style-name="T40"><text:line-break/></text:span><text:span text:style-name="T41"><text:tab/></text:span><text:span text:style-name="T42"><text:s text:c="5"/></text:span><text:span text:style-name="T43">Conclusion:</text:span><text:span text:style-name="T44"><text:s/>Test succeeded.</text:span><text:span text:style-name="T45"><text:line-break/></text:span></text:p>
      <text:p text:style-name="Standard"><text:span text:style-name="T46"><text:tab/></text:span><text:span text:style-name="T47">1.3. Input:</text:span><text:span text:style-name="T48"><text:s/>“Ana has apples. Ana has oranges.”</text:span><text:span text:style-name="T49"><text:line-break/></text:span><text:span text:style-name="T50"><text:tab/></text:span><text:span text:style-name="T51"><text:s text:c="5"/></text:span><text:span text:style-name="T52">Expected result:</text:span><text:span text:style-name="T53"><text:s/>[“Ana has apples.”, “Ana has oranges.”]</text:span><text:span text:style-name="T54"><text:line-break/></text:span><text:span text:style-name="T55"><text:tab/></text:span><text:span text:style-name="T56"><text:s text:c="5"/></text:span><text:span text:style-name="T57">Result:</text:span><text:span text:style-name="T58"><text:s/>[“Ana has apples.”, “Ana has oranges.”]</text:span><text:span text:style-name="T59"><text:line-break/></text:span><text:span text:style-name="T60"><text:tab/></text:span><text:span text:style-name="T61"><text:s text:c="5"/></text:span><text:span text:style-name="T62">Conclusion:</text:span><text:span text:style-name="T63"><text:s/>Test succeeded.</text:span><text:span text:style-name="T64"><text:line-break/></text:span><text:span text:style-name="T65"><text:tab/></text:span><text:span text:style-name="T66"><text:line-break/></text:span><text:span text:style-name="T67"><text:tab/></text:span><text:span text:style-name="T68">1.4. Input:</text:span><text:span text:style-name="T69"><text:s/>“Ana has apples… Ana has oranges.”</text:span><text:span text:style-name="T70"><text:line-break/></text:span><text:span text:style-name="T71"><text:tab/></text:span><text:span text:style-name="T72"><text:s text:c="5"/></text:span><text:span text:style-name="T73">Expected result:</text:span><text:span text:style-name="T74"><text:s/>[“Ana has apples…”, <text:s/>“Ana has oranges.”]</text:span><text:span text:style-name="T75"><text:line-break/></text:span><text:span text:style-name="T76"><text:tab/></text:span><text:span text:style-name="T77"><text:s text:c="5"/></text:span><text:span text:style-name="T78">Result:</text:span><text:span text:style-name="T79"><text:s/>[“Ana has apples… Ana has oranges.”]</text:span><text:span text:style-name="T80"><text:line-break/></text:span><text:span text:style-name="T81"><text:tab/></text:span><text:span text:style-name="T82"><text:s text:c="5"/></text:span><text:span text:style-name="T83">Conclusion:</text:span><text:span text:style-name="T84"><text:s/>Test failed.</text:span><text:span text:style-name="T85"><text:line-break/></text:span><text:span text:style-name="T86"><text:line-break/></text:span><text:span text:style-name="T87"><text:tab/></text:span><text:span text:style-name="T88">1.5.<text:s/></text:span><text:span text:style-name="T89">Input:</text:span><text:span text:style-name="T90"><text:s/>"sjfhnsdgfjgdhig chjsdgfug efidbgucbd"<text:s/></text:span><text:span text:style-name="T91"><text:line-break/></text:span><text:span text:style-name="T92"><text:tab/></text:span><text:span text:style-name="T93"><text:s text:c="5"/></text:span><text:span text:style-name="T94">Expected result:</text:span><text:span text:style-name="T95"><text:s/>["sjfhnsdgfjgdhig chjsdgfug efidbgucbd"]<text:s/></text:span><text:span text:style-name="T96"><text:line-break/></text:span><text:span text:style-name="T97"><text:tab/></text:span><text:span text:style-name="T98"><text:s text:c="5"/></text:span><text:span text:style-name="T99">Result:</text:span><text:span text:style-name="T100"><text:s/>["sjfhnsdgfjgdhig chjsdgfug efidbgucbd"]<text:s/></text:span><text:span text:style-name="T101"><text:line-break/></text:span><text:span text:style-name="T102"><text:tab/></text:span><text:span text:style-name="T103"><text:s text:c="5"/></text:span><text:span text:style-name="T104">Conclusion:</text:span><text:span text:style-name="T105"><text:s/>Test succeeded.</text:span><text:span text:style-name="T106"><text:line-break/></text:span><text:span text:style-name="T107"><text:line-break/></text:span><text:span text:style-name="T108"><text:tab/></text:span><text:span text:style-name="T109">1.6. Input:</text:span><text:span text:style-name="T110"><text:s/>“Ana has: apples, oranges ans lemons.”</text:span><text:span text:style-name="T111"><text:line-break/></text:span><text:span text:style-name="T112"><text:tab/></text:span><text:span text:style-name="T113"><text:s text:c="5"/></text:span><text:span text:style-name="T114">Expected result:</text:span><text:span text:style-name="T115"><text:s/>[“Ana has: apples, oranges and lemons.”]</text:span><text:span text:style-name="T116"><text:line-break/></text:span><text:span text:style-name="T117"><text:tab/></text:span><text:span text:style-name="T118"><text:s text:c="5"/></text:span><text:span text:style-name="T119">Result:</text:span><text:span text:style-name="T120"><text:s/>[“Ana has: apples, oranges and lemons.”]</text:span><text:span text:style-name="T121"><text:line-break/></text:span><text:span text:style-name="T122"><text:tab/></text:span><text:span text:style-name="T123"><text:s text:c="5"/></text:span><text:span text:style-name="T124">Conclusion:</text:span><text:span text:style-name="T125"><text:s/>Test succeeded.</text:span><text:span text:style-name="T126"><text:line-break/></text:span></text:p>
      <text:p text:style-name="P127">2. Test tokenize_text(text)</text:p>
      <text:p text:style-name="Standard"><text:span text:style-name="T128"><text:tab/></text:span><text:span text:style-name="T129">2.1. Input:</text:span><text:span text:style-name="T130"><text:s/>“ ”</text:span><text:span text:style-name="T131"><text:line-break/></text:span><text:span text:style-name="T132"><text:s/></text:span><text:span text:style-name="T133"><text:tab/></text:span><text:span text:style-name="T134"><text:s text:c="5"/></text:span><text:span text:style-name="T135">Expected result:</text:span><text:span text:style-name="T136"><text:s/>[ ]</text:span><text:span text:style-name="T137"><text:line-break/></text:span><text:span text:style-name="T138"><text:s/></text:span><text:span text:style-name="T139"><text:tab/></text:span><text:span text:style-name="T140"><text:s text:c="5"/></text:span><text:span text:style-name="T141">Result:</text:span><text:span text:style-name="T142"><text:s/>[ ]</text:span><text:span text:style-name="T143"><text:line-break/></text:span><text:span text:style-name="T144"><text:s/></text:span><text:span text:style-name="T145"><text:tab/></text:span><text:span text:style-name="T146"><text:s text:c="5"/></text:span><text:span text:style-name="T147">Conclusion:</text:span><text:span text:style-name="T148"><text:s/>Test succeeded.</text:span><text:span text:style-name="T149"><text:line-break/></text:span><text:span text:style-name="T150"><text:line-break/></text:span><text:span text:style-name="T151"><text:tab/></text:span><text:span text:style-name="T152">2.2. Input:</text:span><text:span text:style-name="T153"><text:s/>“Ana has apples.”</text:span><text:span text:style-name="T154"><text:line-break/></text:span><text:span text:style-name="T155"><text:tab/></text:span><text:span text:style-name="T156"><text:s text:c="5"/></text:span><text:span text:style-name="T157">Expected result:</text:span><text:span text:style-name="T158"><text:s/>[‘Ana’, ‘has’, ‘apples’, ‘.’]</text:span><text:span text:style-name="T159"><text:line-break/></text:span><text:span text:style-name="T160"><text:tab/></text:span><text:span text:style-name="T161"><text:s text:c="5"/></text:span><text:span text:style-name="T162">Result:</text:span><text:span text:style-name="T163"><text:s/>[‘Ana’, ‘has’, ‘apples’, ‘.’]</text:span><text:span text:style-name="T164"><text:line-break/></text:span><text:span text:style-name="T165"><text:tab/></text:span><text:span text:style-name="T166"><text:s text:c="5"/></text:span><text:span text:style-name="T167">Conclusion:</text:span><text:span text:style-name="T168"><text:s/>Test succeeded.</text:span><text:span text:style-name="T169"><text:line-break/></text:span><text:span text:style-name="T170"><text:line-break/></text:span><text:span text:style-name="T171"><text:tab/></text:span><text:span text:style-name="T172">2.3. Input:</text:span><text:span text:style-name="T173"><text:s/>“...”</text:span><text:span text:style-name="T174"><text:line-break/></text:span><text:span text:style-name="T175"><text:tab/></text:span><text:span text:style-name="T176"><text:s text:c="5"/></text:span><text:span text:style-name="T177">Expected result:</text:span><text:span text:style-name="T178"><text:s/>[‘...’]</text:span><text:span text:style-name="T179"><text:line-break/></text:span><text:span text:style-name="T180"><text:tab/></text:span><text:span text:style-name="T181"><text:s text:c="5"/></text:span><text:span text:style-name="T182">Result:</text:span><text:span text:style-name="T183"><text:s/>[‘...’]</text:span><text:span text:style-name="T184"><text:line-break/></text:span><text:soft-page-break/><text:span text:style-name="T185"><text:tab/></text:span><text:span text:style-name="T186"><text:s text:c="5"/></text:span><text:span text:style-name="T187">Conclusion:</text:span><text:span text:style-name="T188"><text:s/>Test succeeded.</text:span><text:span text:style-name="T189"><text:line-break/></text:span><text:span text:style-name="T190"><text:line-break/></text:span><text:span text:style-name="T191"><text:tab/></text:span><text:span text:style-name="T192">2.4. Input:</text:span><text:span text:style-name="T193"><text:s/>“This is Mihai-Viteazul.”</text:span><text:span text:style-name="T194"><text:line-break/></text:span><text:span text:style-name="T195"><text:tab/></text:span><text:span text:style-name="T196"><text:s text:c="5"/></text:span><text:span text:style-name="T197">Expected result:</text:span><text:span text:style-name="T198"><text:s/>[‘This’, ‘is’, ‘Mihai-Viteazul’, ‘.’]</text:span><text:span text:style-name="T199"><text:line-break/></text:span><text:span text:style-name="T200"><text:tab/></text:span><text:span text:style-name="T201"><text:s text:c="5"/></text:span><text:span text:style-name="T202">Result:</text:span><text:span text:style-name="T203"><text:s/>[‘This’, ‘is’, ‘Mihai-Viteazul’, ‘.’]</text:span><text:span text:style-name="T204"><text:line-break/></text:span><text:span text:style-name="T205"><text:tab/></text:span><text:span text:style-name="T206"><text:s text:c="5"/></text:span><text:span text:style-name="T207">Conclusion:</text:span><text:span text:style-name="T208"><text:s/>Test succeeded.</text:span><text:span text:style-name="T209"><text:line-break/></text:span></text:p>
      <text:p text:style-name="Standard"><text:span text:style-name="T210">3. Test lemmatize_text(text)</text:span></text:p>
      <text:p text:style-name="Standard"><text:span text:style-name="T211"><text:tab/></text:span><text:span text:style-name="T212">The function’s parameter requires a single word. The actual meaning of the parameter is a sentence.</text:span></text:p>
      <text:p text:style-name="P213"/>
      <text:p text:style-name="Standard"><text:span text:style-name="T214"><text:tab/></text:span><text:span text:style-name="T215">3.1. Input:</text:span><text:span text:style-name="T216"><text:s/>“ ”</text:span><text:span text:style-name="T217"><text:line-break/></text:span><text:span text:style-name="T218"><text:tab/></text:span><text:span text:style-name="T219"><text:s text:c="5"/></text:span><text:span text:style-name="T220">Expected result:</text:span><text:span text:style-name="T221"><text:s/>“ ”</text:span><text:span text:style-name="T222"><text:line-break/></text:span><text:span text:style-name="T223"><text:tab/></text:span><text:span text:style-name="T224"><text:s text:c="5"/></text:span><text:span text:style-name="T225">Result:</text:span><text:span text:style-name="T226"><text:s/>“ ”</text:span><text:span text:style-name="T227"><text:line-break/></text:span><text:span text:style-name="T228"><text:tab/></text:span><text:span text:style-name="T229"><text:s text:c="5"/></text:span><text:span text:style-name="T230">Conclusion:</text:span><text:span text:style-name="T231"><text:s/>Test succeeded.</text:span><text:span text:style-name="T232"><text:line-break/></text:span><text:span text:style-name="T233"><text:line-break/></text:span><text:span text:style-name="T234"><text:tab/></text:span><text:span text:style-name="T235">3.2. Input:</text:span><text:span text:style-name="T236"><text:s/>“are”</text:span><text:span text:style-name="T237"><text:line-break/></text:span><text:span text:style-name="T238"><text:tab/></text:span><text:span text:style-name="T239"><text:s text:c="5"/></text:span><text:span text:style-name="T240">Expected result:</text:span><text:span text:style-name="T241"><text:s/>“be”</text:span><text:span text:style-name="T242"><text:line-break/></text:span><text:span text:style-name="T243"><text:tab/></text:span><text:span text:style-name="T244"><text:s text:c="5"/></text:span><text:span text:style-name="T245">Result:</text:span><text:span text:style-name="T246"><text:s/>“are”</text:span><text:span text:style-name="T247"><text:line-break/></text:span><text:span text:style-name="T248"><text:tab/></text:span><text:span text:style-name="T249"><text:s text:c="5"/></text:span><text:span text:style-name="T250">Conclusion:</text:span><text:span text:style-name="T251"><text:s/>Test failed.</text:span><text:span text:style-name="T252"><text:line-break/></text:span><text:span text:style-name="T253"><text:line-break/></text:span><text:span text:style-name="T254"><text:tab/></text:span><text:span text:style-name="T255">3.3. Input:</text:span><text:span text:style-name="T256"><text:s/>“am”</text:span><text:span text:style-name="T257"><text:line-break/></text:span><text:span text:style-name="T258"><text:tab/></text:span><text:span text:style-name="T259"><text:s text:c="5"/></text:span><text:span text:style-name="T260">Expected result:</text:span><text:span text:style-name="T261"><text:s/>“be”</text:span><text:span text:style-name="T262"><text:line-break/></text:span><text:span text:style-name="T263"><text:tab/></text:span><text:span text:style-name="T264"><text:s text:c="5"/></text:span><text:span text:style-name="T265">Result:</text:span><text:span text:style-name="T266"><text:s/>“am”</text:span><text:span text:style-name="T267"><text:line-break/></text:span><text:span text:style-name="T268"><text:tab/></text:span><text:span text:style-name="T269"><text:s text:c="5"/></text:span><text:span text:style-name="T270">Conclusion:</text:span><text:span text:style-name="T271"><text:s/>Test failed.</text:span><text:span text:style-name="T272"><text:line-break/></text:span><text:span text:style-name="T273"><text:line-break/></text:span><text:span text:style-name="T274"><text:tab/></text:span><text:span text:style-name="T275">3.4. Input:</text:span><text:span text:style-name="T276"><text:s/>“cars”</text:span><text:span text:style-name="T277"><text:line-break/></text:span><text:span text:style-name="T278"><text:tab/></text:span><text:span text:style-name="T279"><text:s text:c="5"/></text:span><text:span text:style-name="T280">Expected result:</text:span><text:span text:style-name="T281"><text:s/>“car”</text:span><text:span text:style-name="T282"><text:line-break/></text:span><text:span text:style-name="T283"><text:tab/></text:span><text:span text:style-name="T284"><text:s text:c="5"/></text:span><text:span text:style-name="T285">Result:</text:span><text:span text:style-name="T286"><text:s/>“car”</text:span><text:span text:style-name="T287"><text:line-break/></text:span><text:span text:style-name="T288"><text:tab/></text:span><text:span text:style-name="T289"><text:s text:c="5"/></text:span><text:span text:style-name="T290">Conclusion:</text:span><text:span text:style-name="T291"><text:s/>Test succeeded.</text:span><text:span text:style-name="T292"><text:line-break/></text:span><text:span text:style-name="T293"><text:line-break/></text:span><text:span text:style-name="T294"><text:tab/></text:span><text:span text:style-name="T295">3.5. Input:</text:span><text:span text:style-name="T296"><text:s/>“bought”</text:span><text:span text:style-name="T297"><text:line-break/></text:span><text:span text:style-name="T298"><text:tab/></text:span><text:span text:style-name="T299"><text:s text:c="5"/></text:span><text:span text:style-name="T300">Expected result:</text:span><text:span text:style-name="T301"><text:s/>“buy”</text:span><text:span text:style-name="T302"><text:line-break/></text:span><text:span text:style-name="T303"><text:tab/></text:span><text:span text:style-name="T304"><text:s text:c="5"/></text:span><text:span text:style-name="T305">Result:</text:span><text:span text:style-name="T306"><text:s/>“bought”</text:span><text:span text:style-name="T307"><text:line-break/></text:span><text:span text:style-name="T308"><text:tab/></text:span><text:span text:style-name="T309"><text:s text:c="5"/></text:span><text:span text:style-name="T310">Conclusion:</text:span><text:span text:style-name="T311"><text:s/>Test failed.</text:span><text:span text:style-name="T312"><text:line-break/></text:span><text:span text:style-name="T313"><text:line-break/></text:span><text:span text:style-name="T314"><text:tab/></text:span><text:span text:style-name="T315">3.6. Input:</text:span><text:span text:style-name="T316"><text:s/>“walked”</text:span><text:span text:style-name="T317"><text:line-break/></text:span><text:span text:style-name="T318"><text:tab/></text:span><text:span text:style-name="T319"><text:s text:c="5"/></text:span><text:span text:style-name="T320">Expected result:</text:span><text:span text:style-name="T321"><text:s/>“walk”</text:span><text:span text:style-name="T322"><text:line-break/></text:span><text:span text:style-name="T323"><text:tab/></text:span><text:span text:style-name="T324"><text:s text:c="5"/></text:span><text:span text:style-name="T325">Result:</text:span><text:span text:style-name="T326"><text:s/>“walked”</text:span><text:span text:style-name="T327"><text:line-break/></text:span><text:span text:style-name="T328"><text:tab/></text:span><text:span text:style-name="T329"><text:s text:c="5"/></text:span><text:span text:style-name="T330">Conclusion:</text:span><text:span text:style-name="T331"><text:s/>Test failed.</text:span><text:span text:style-name="T332"><text:line-break/></text:span><text:span text:style-name="T333"><text:line-break/></text:span><text:span text:style-name="T334"><text:tab/></text:span><text:span text:style-name="T335">3.7. Input:</text:span><text:span text:style-name="T336"><text:s/>“Ana”</text:span><text:span text:style-name="T337"><text:line-break/></text:span><text:span text:style-name="T338"><text:tab/></text:span><text:span text:style-name="T339"><text:s text:c="5"/></text:span><text:span text:style-name="T340">Expected result:</text:span><text:span text:style-name="T341"><text:s/>“Ana”</text:span><text:span text:style-name="T342"><text:line-break/></text:span><text:span text:style-name="T343"><text:tab/></text:span><text:span text:style-name="T344"><text:s text:c="5"/></text:span><text:span text:style-name="T345">Result:</text:span><text:span text:style-name="T346"><text:s/>“Ana”</text:span><text:span text:style-name="T347"><text:line-break/></text:span><text:span text:style-name="T348"><text:tab/></text:span><text:span text:style-name="T349"><text:s text:c="5"/></text:span><text:span text:style-name="T350">Conclusion:</text:span><text:span text:style-name="T351"><text:s/>Test succeeded.</text:span></text:p>
      <text:p text:style-name="P352"/>
      <text:p text:style-name="P353">4. Test pos_tag_text(text)</text:p>
      <text:p text:style-name="Standard"><text:span text:style-name="T354"><text:tab/></text:span><text:span text:style-name="T355">The function’s parameter requires a list. The actual meaning of the parameter is a sentence.</text:span></text:p>
      <text:p text:style-name="P356"/>
      <text:p text:style-name="Standard"><text:span text:style-name="T357"><text:tab/></text:span><text:span text:style-name="T358">4.1. Input:</text:span><text:span text:style-name="T359"><text:s/>[ ]</text:span><text:span text:style-name="T360"><text:line-break/></text:span><text:span text:style-name="T361"><text:tab/></text:span><text:span text:style-name="T362"><text:s text:c="5"/></text:span><text:span text:style-name="T363">Expected result:</text:span><text:span text:style-name="T364"><text:s/>[ ]</text:span><text:span text:style-name="T365"><text:line-break/></text:span><text:span text:style-name="T366"><text:tab/></text:span><text:span text:style-name="T367"><text:s text:c="5"/></text:span><text:span text:style-name="T368">Result:</text:span><text:span text:style-name="T369"><text:s/>[ ]</text:span><text:span text:style-name="T370"><text:line-break/></text:span><text:span text:style-name="T371"><text:tab/></text:span><text:span text:style-name="T372"><text:s text:c="5"/></text:span><text:span text:style-name="T373">Conclusion:</text:span><text:span text:style-name="T374"><text:s/>Test succeeded.</text:span><text:span text:style-name="T375"><text:line-break/></text:span><text:span text:style-name="T376"><text:line-break/></text:span><text:span text:style-name="T377"><text:tab/></text:span><text:span text:style-name="T378">4.2. Input:</text:span><text:span text:style-name="T379"><text:s/>[‘Ana’, ‘has’, ‘apples’]</text:span><text:span text:style-name="T380"><text:line-break/></text:span><text:span text:style-name="T381"><text:tab/></text:span><text:span text:style-name="T382"><text:s text:c="5"/></text:span><text:span text:style-name="T383">Expected result:</text:span><text:span text:style-name="T384"><text:s/>[(‘Ana’, ‘NNP’), (‘has’, ‘VBZ’), (‘apples’, ‘NNS’)]</text:span><text:span text:style-name="T385"><text:line-break/></text:span><text:span text:style-name="T386"><text:tab/></text:span><text:span text:style-name="T387"><text:s text:c="5"/></text:span><text:span text:style-name="T388">Result:</text:span><text:span text:style-name="T389"><text:s/>[(‘Ana’, ‘NNP’), (‘has’, ‘VBZ’), (‘apples’, ‘NNS’)]</text:span><text:span text:style-name="T390"><text:line-break/></text:span><text:span text:style-name="T391"><text:tab/></text:span><text:span text:style-name="T392"><text:s text:c="5"/></text:span><text:span text:style-name="T393">Conclusion:</text:span><text:span text:style-name="T394"><text:s/>Test succeeded.</text:span></text:p>
      <text:p text:style-name="P395"/>
      <text:p text:style-name="P396">5. Test ner_tag_text(text)</text:p>
      <text:p text:style-name="P397"/>
      <text:p text:style-name="Standard"><text:span text:style-name="T398"><text:tab/></text:span><text:span text:style-name="T399">5.1. Input:</text:span><text:span text:style-name="T400"><text:s/>“ ”</text:span><text:span text:style-name="T401"><text:line-break/></text:span><text:span text:style-name="T402"><text:tab/></text:span><text:span text:style-name="T403"><text:s text:c="5"/></text:span><text:span text:style-name="T404">Expected result:</text:span><text:span text:style-name="T405"><text:s/>[ ]</text:span><text:span text:style-name="T406"><text:line-break/></text:span><text:span text:style-name="T407"><text:tab/></text:span><text:span text:style-name="T408"><text:s text:c="5"/></text:span><text:span text:style-name="T409">Result:</text:span><text:span text:style-name="T410"><text:s/>[ ]</text:span></text:p>
      <text:p text:style-name="Standard"><text:span text:style-name="T411"><text:tab/></text:span><text:span text:style-name="T412"><text:s text:c="5"/></text:span><text:span text:style-name="T413">Conclusion:</text:span><text:span text:style-name="T414"><text:s/>Test succeeded.</text:span><text:span text:style-name="T415"><text:line-break/></text:span><text:span text:style-name="T416"><text:line-break/></text:span><text:span text:style-name="T417"><text:tab/></text:span><text:span text:style-name="T418">5.2. Input:</text:span><text:span text:style-name="T419"><text:s/>“Ana”</text:span><text:span text:style-name="T420"><text:line-break/></text:span><text:span text:style-name="T421"><text:tab/></text:span><text:span text:style-name="T422"><text:s text:c="5"/></text:span><text:span text:style-name="T423">Expected result:</text:span><text:span text:style-name="T424"><text:s/>[(‘Ana’, ‘PERSON’)]</text:span><text:span text:style-name="T425"><text:line-break/></text:span><text:span text:style-name="T426"><text:tab/></text:span><text:span text:style-name="T427"><text:s text:c="5"/></text:span><text:span text:style-name="T428">Result:</text:span><text:span text:style-name="T429"><text:s/>[(‘Ana’, ‘PERSON’)]</text:span></text:p>
      <text:p text:style-name="Standard"><text:span text:style-name="T430"><text:tab/></text:span><text:span text:style-name="T431"><text:s text:c="5"/></text:span><text:span text:style-name="T432">Conclusion:</text:span><text:span text:style-name="T433"><text:s/>Test succeeded.</text:span><text:span text:style-name="T434"><text:line-break/></text:span><text:span text:style-name="T435"><text:line-break/></text:span><text:span text:style-name="T436"><text:tab/></text:span><text:span text:style-name="T437">5.3. Input:</text:span><text:span text:style-name="T438"><text:s/>“Everest”</text:span><text:span text:style-name="T439"><text:line-break/></text:span><text:span text:style-name="T440"><text:tab/></text:span><text:span text:style-name="T441"><text:s text:c="5"/></text:span><text:span text:style-name="T442">Expected result:</text:span><text:span text:style-name="T443"><text:s/>[(‘Everest’, ‘O’)]</text:span><text:span text:style-name="T444"><text:line-break/></text:span><text:span text:style-name="T445"><text:tab/></text:span><text:span text:style-name="T446"><text:s text:c="5"/></text:span><text:span text:style-name="T447">Result:</text:span><text:span text:style-name="T448"><text:s/>[(‘Everest’, ‘PERSON’)]</text:span></text:p>
      <text:p text:style-name="Standard"><text:span text:style-name="T449"><text:tab/></text:span><text:span text:style-name="T450"><text:s text:c="5"/></text:span><text:span text:style-name="T451">Conclusion:</text:span><text:span text:style-name="T452"><text:s/>Test failed.</text:span><text:span text:style-name="T453"><text:line-break/></text:span><text:span text:style-name="T454"><text:line-break/></text:span><text:span text:style-name="T455"><text:tab/></text:span><text:span text:style-name="T456">5.4. Input:</text:span><text:span text:style-name="T457"><text:s/>“apple”</text:span><text:span text:style-name="T458"><text:line-break/></text:span><text:span text:style-name="T459"><text:tab/></text:span><text:span text:style-name="T460"><text:s text:c="5"/></text:span><text:span text:style-name="T461">Expected result:</text:span><text:span text:style-name="T462"><text:s/>[(‘apple’, ‘O’)]</text:span><text:span text:style-name="T463"><text:line-break/></text:span><text:span text:style-name="T464"><text:tab/></text:span><text:span text:style-name="T465"><text:s text:c="5"/></text:span><text:span text:style-name="T466">Result:</text:span><text:span text:style-name="T467"><text:s/>[(‘apple’, ‘O’)]</text:span></text:p>
      <text:p text:style-name="Standard"><text:span text:style-name="T468"><text:tab/></text:span><text:span text:style-name="T469"><text:s text:c="5"/></text:span><text:span text:style-name="T470">Conclusion:</text:span><text:span text:style-name="T471"><text:s/>Test succeeded.</text:span></text:p>
      <text:p text:style-name="P472"/>
      <text:p text:style-name="P473">6. Test get_synonyms(text)</text:p>
      <text:p text:style-name="P474"/>
      <text:p text:style-name="P475"><text:span text:style-name="T476">6.1. Input:</text:span><text:span text:style-name="T477"><text:s/>“ ”</text:span></text:p>
      <text:p text:style-name="Standard"><text:span text:style-name="T478"><text:tab/></text:span><text:span text:style-name="T479"><text:s text:c="5"/></text:span><text:span text:style-name="T480">Expected result:</text:span><text:span text:style-name="T481"><text:s/>[ ]</text:span><text:span text:style-name="T482"><text:line-break/></text:span><text:span text:style-name="T483"><text:tab/></text:span><text:span text:style-name="T484"><text:s text:c="5"/></text:span><text:span text:style-name="T485">Result:</text:span><text:span text:style-name="T486"><text:s/>[ ]</text:span><text:span text:style-name="T487"><text:line-break/></text:span><text:span text:style-name="T488"><text:tab/></text:span><text:span text:style-name="T489"><text:s text:c="5"/></text:span><text:span text:style-name="T490">Conclusion:</text:span><text:span text:style-name="T491"><text:s/>Test succeeded.</text:span><text:span text:style-name="T492"><text:line-break/></text:span><text:span text:style-name="T493"><text:line-break/></text:span><text:span text:style-name="T494"><text:tab/></text:span><text:span text:style-name="T495">6.2. Input:</text:span><text:span text:style-name="T496"><text:s/>“paradigm”</text:span></text:p>
      <text:p text:style-name="Standard"><text:span text:style-name="T497"><text:tab/></text:span><text:span text:style-name="T498"><text:s text:c="5"/></text:span><text:span text:style-name="T499">Expected result:</text:span><text:span text:style-name="T500"><text:s/>Not empty list</text:span><text:span text:style-name="T501"><text:line-break/></text:span><text:span text:style-name="T502"><text:tab/></text:span><text:span text:style-name="T503"><text:s text:c="5"/></text:span><text:span text:style-name="T504">Result:</text:span><text:span text:style-name="T505"><text:s/>Not empty list</text:span><text:span text:style-name="T506"><text:line-break/></text:span><text:span text:style-name="T507"><text:tab/></text:span><text:span text:style-name="T508"><text:s text:c="5"/></text:span><text:span text:style-name="T509">Conclusion:</text:span><text:span text:style-name="T510"><text:s/>Test succeeded.</text:span><text:span text:style-name="T511"><text:line-break/></text:span><text:span text:style-name="T512"><text:line-break/></text:span><text:span text:style-name="T513"><text:tab/></text:span><text:span text:style-name="T514">6.3. Input:</text:span><text:span text:style-name="T515"><text:s/>“fortify”</text:span></text:p>
      <text:p text:style-name="Standard"><text:span text:style-name="T516"><text:tab/></text:span><text:span text:style-name="T517"><text:s text:c="5"/></text:span><text:span text:style-name="T518">Expected result:</text:span><text:span text:style-name="T519"><text:s/>Not empty list</text:span><text:span text:style-name="T520"><text:line-break/></text:span><text:span text:style-name="T521"><text:tab/></text:span><text:span text:style-name="T522"><text:s text:c="5"/></text:span><text:span text:style-name="T523">Result:</text:span><text:span text:style-name="T524"><text:s/>Not empty list</text:span><text:span text:style-name="T525"><text:line-break/></text:span><text:span text:style-name="T526"><text:tab/></text:span><text:span text:style-name="T527"><text:s text:c="5"/></text:span><text:span text:style-name="T528">Conclusion:</text:span><text:span text:style-name="T529"><text:s/>Test succeeded.</text:span><text:span text:style-name="T530"><text:line-break/></text:span></text:p>
      <text:p text:style-name="Standard"><text:span text:style-name="T531"><text:tab/></text:span><text:span text:style-name="T532">6.4. Input:</text:span><text:span text:style-name="T533"><text:s/>“failure”</text:span></text:p>
      <text:p text:style-name="Standard"><text:span text:style-name="T534"><text:tab/></text:span><text:span text:style-name="T535"><text:s text:c="5"/></text:span><text:span text:style-name="T536">Expected result:</text:span><text:span text:style-name="T537"><text:s/>Not empty list</text:span><text:span text:style-name="T538"><text:line-break/></text:span><text:span text:style-name="T539"><text:tab/></text:span><text:span text:style-name="T540"><text:s text:c="5"/></text:span><text:span text:style-name="T541">Result:</text:span><text:span text:style-name="T542"><text:s/>Not empty list</text:span><text:span text:style-name="T543"><text:line-break/></text:span><text:span text:style-name="T544"><text:tab/></text:span><text:span text:style-name="T545"><text:s text:c="5"/></text:span><text:span text:style-name="T546">Conclusion:</text:span><text:span text:style-name="T547"><text:s/>Test succeeded.</text:span><text:span text:style-name="T548"><text:line-break/></text:span><text:span text:style-name="T549"><text:line-break/></text:span><text:span text:style-name="T550"><text:tab/></text:span><text:span text:style-name="T551">6.5. Input:</text:span><text:span text:style-name="T552"><text:s/>“dtcfyghtdrct”</text:span></text:p>
      <text:p text:style-name="Standard"><text:span text:style-name="T553"><text:tab/></text:span><text:span text:style-name="T554"><text:s text:c="5"/></text:span><text:span text:style-name="T555">Expected result:</text:span><text:span text:style-name="T556"><text:s/>Not empty list</text:span><text:span text:style-name="T557"><text:line-break/></text:span><text:span text:style-name="T558"><text:tab/></text:span><text:span text:style-name="T559"><text:s text:c="5"/></text:span><text:span text:style-name="T560">Result:</text:span><text:span text:style-name="T561"><text:s/>Not empty list</text:span><text:span text:style-name="T562"><text:line-break/></text:span><text:span text:style-name="T563"><text:tab/></text:span><text:span text:style-name="T564"><text:s text:c="5"/></text:span><text:span text:style-name="T565">Conclusion:</text:span><text:span text:style-name="T566"><text:s/>Test succeeded.</text:span></text:p>
      <text:p text:style-name="P567"/>
      <text:p text:style-name="P568">7. Test TextProcessing</text:p>
      <text:p text:style-name="P569"/>
      <text:p text:style-name="Standard"><text:span text:style-name="T570"><text:s text:c="6"/>7.1. Input:</text:span><text:span text:style-name="T571"><text:s/>“ ”</text:span></text:p>
      <text:p text:style-name="P572"><text:span text:style-name="T573"><text:s text:c="5"/>Expected result:</text:span><text:span text:style-name="T574"><text:s/>NOT {}</text:span><text:line-break/><text:span text:style-name="T575"><text:s text:c="5"/></text:span><text:span text:style-name="T576">Result:</text:span><text:span text:style-name="T577"><text:s/></text:span><text:span text:style-name="T578">{</text:span><text:span text:style-name="T579">'language'</text:span><text:span text:style-name="T580">:<text:s/></text:span><text:span text:style-name="T581">'cy'</text:span><text:span text:style-name="T582">}</text:span><text:line-break/><text:span text:style-name="T583"><text:s text:c="5"/></text:span><text:span text:style-name="T584">Conclusion:</text:span><text:span text:style-name="T585"><text:s/>Test succeeded.</text:span></text:p>
      <text:p text:style-name="P586"><text:span text:style-name="T587">7.2. Input:</text:span><text:span text:style-name="T588"><text:s/></text:span><text:span text:style-name="T589">"ha2sf2345odh345lfhfdg4.,54d#$%#^,.65dr4g5544545v545"</text:span></text:p>
      <text:p text:style-name="P590"><text:span text:style-name="T591"><text:s text:c="5"/>Expected result:</text:span><text:span text:style-name="T592"><text:s/>NOT<text:s/></text:span><text:span text:style-name="T593">{}</text:span><text:line-break/><text:span text:style-name="T594"><text:s text:c="5"/></text:span><text:span text:style-name="T595">Result:</text:span><text:span text:style-name="T596"><text:s/></text:span><text:span text:style-name="T597">{</text:span><text:span text:style-name="T598">'language'</text:span><text:span text:style-name="T599">:<text:s/></text:span><text:span text:style-name="T600">'cy'</text:span><text:span text:style-name="T601">}</text:span><text:line-break/><text:span text:style-name="T602"><text:s text:c="5"/></text:span><text:span text:style-name="T603">Conclusion:</text:span><text:span text:style-name="T604"><text:s/>Test succeeded.</text:span><text:line-break/><text:line-break/><text:span text:style-name="T605">7.3. Input:</text:span><text:span text:style-name="T606"><text:s/>“46546454”</text:span></text:p>
      <text:p text:style-name="P607"><text:span text:style-name="T608"><text:s text:c="5"/>Expected result:</text:span><text:span text:style-name="T609"><text:s/>NOT<text:s/></text:span><text:span text:style-name="T610">{}</text:span><text:line-break/><text:span text:style-name="T611"><text:s text:c="5"/></text:span><text:span text:style-name="T612">Result:<text:s/></text:span><text:span text:style-name="T613">{</text:span><text:span text:style-name="T614">'language'</text:span><text:span text:style-name="T615">:<text:s/></text:span><text:span text:style-name="T616">'cy'</text:span><text:span text:style-name="T617">}</text:span><text:span text:style-name="T618"><text:s/></text:span><text:line-break/><text:span text:style-name="T619"><text:s text:c="5"/></text:span><text:span text:style-name="T620">Conclusion:</text:span><text:span text:style-name="T621"><text:s/>Test succeeded.</text:span><text:line-break/></text:p>
      <text:p text:style-name="P622"><text:span text:style-name="T623">7.4. Input:</text:span><text:span text:style-name="T624"><text:s/></text:span><text:span text:style-name="T625">"The Pale Emperor is the ninth studio album by American <text:s text:c="14"/>rock band Marilyn Manson."</text:span></text:p>
      <text:p text:style-name="P626"><text:span text:style-name="T627"><text:s text:c="5"/>Expected result:</text:span><text:span text:style-name="T628"><text:s/>NOT<text:s/></text:span><text:span text:style-name="T629">{}</text:span><text:line-break/><text:span text:style-name="T630"><text:s text:c="5"/></text:span><text:span text:style-name="T631">Result:</text:span><text:span text:style-name="T632"><text:s/></text:span>{'language': 'en',</text:p>
      <text:p text:style-name="P633">...</text:p>
      <text:p text:style-name="P634"><text:s text:c="34"/>'rock': ['John_Rock',</text:p>
      <text:p text:style-name="P635"><text:s text:c="43"/>"rock_'n'_roll",</text:p>
      <text:p text:style-name="P636"><text:s text:c="43"/>'rock-and-roll',</text:p>
      <text:p text:style-name="P637"><text:s text:c="43"/>'tilt',</text:p>
      <text:p text:style-name="P638"><text:s text:c="43"/>'shake',</text:p>
      <text:p text:style-name="P639"><text:s text:c="43"/>'careen',</text:p>
      <text:p text:style-name="P640"><text:s text:c="43"/>'Rock',</text:p>
      <text:p text:style-name="P641"><text:s text:c="43"/>'rock_candy',</text:p>
      <text:p text:style-name="P642"><text:s text:c="43"/>'rock_music',</text:p>
      <text:p text:style-name="P643"><text:s text:c="43"/>'sway',</text:p>
      <text:p text:style-name="P644"><text:s text:c="43"/>"rock'n'roll",</text:p>
      <text:p text:style-name="P645"><text:s text:c="43"/>'rock',</text:p>
      <text:p text:style-name="P646"><text:s text:c="43"/>'rock_and_roll',</text:p>
      <text:p text:style-name="P647"><text:s text:c="43"/>'stone'],</text:p>
      <text:p text:style-name="P648"><text:s text:c="34"/>'studio': ['studio_apartment', 'studio'],</text:p>
      <text:p text:style-name="P649"><text:s text:c="34"/>'the': []}}],</text:p>
      <text:p text:style-name="P650"><text:s/>'sentences_count': 1}</text:p>
      <text:p text:style-name="P651"><text:span text:style-name="T652">Conclusion:</text:span><text:span text:style-name="T653"><text:s/>Test succeeded.</text:span><text:line-break/></text:p>
      <text:p text:style-name="P654"><text:span text:style-name="T655">7.5. Input:</text:span><text:span text:style-name="T656"><text:s/></text:span><text:span text:style-name="T657">"Ana has apples."</text:span></text:p>
      <text:p text:style-name="P658"><text:span text:style-name="T659"><text:s text:c="5"/>Expected result:</text:span><text:span text:style-name="T660"><text:s/>NOT<text:s/></text:span><text:span text:style-name="T661">{}</text:span><text:line-break/><text:span text:style-name="T662"><text:s text:c="5"/></text:span><text:span text:style-name="T663">Result:</text:span><text:span text:style-name="T664"><text:s/></text:span><text:span text:style-name="T665">{...}</text:span><text:line-break/><text:span text:style-name="T666"><text:s text:c="5"/></text:span><text:span text:style-name="T667">Conclusion:</text:span><text:span text:style-name="T668"><text:s/>Test succeeded.</text:span></text:p>
      <text:p text:style-name="P669"><text:line-break/><text:span text:style-name="T670">7.6. Input:</text:span><text:span text:style-name="T671"><text:s/></text:span><text:span text:style-name="T672">"Ion has 12 years old."</text:span></text:p>
      <text:p text:style-name="P673"><text:span text:style-name="T674"><text:s text:c="5"/>Expected result:</text:span><text:span text:style-name="T675"><text:s/>NOT<text:s/></text:span><text:span text:style-name="T676">{}</text:span><text:line-break/><text:span text:style-name="T677"><text:s text:c="5"/></text:span><text:span text:style-name="T678">Result:</text:span><text:span text:style-name="T679"><text:s/></text:span><text:span text:style-name="T680">{...}</text:span><text:line-break/><text:span text:style-name="T681"><text:s text:c="5"/></text:span><text:span text:style-name="T682">Conclusion:</text:span><text:span text:style-name="T683"><text:s/>Test succeeded.</text:span><text:line-break/><text:span text:style-name="T684">7.7. Input:</text:span><text:span text:style-name="T685"><text:s/></text:span><text:span text:style-name="T686">"This is very important for you to remember – sometimes, you’ll hear and see something but most times, it will be an image that flashed before your closed eyes. "</text:span></text:p>
      <text:p text:style-name="P687"><text:span text:style-name="T688"><text:s text:c="5"/>Expected result:</text:span><text:span text:style-name="T689"><text:s/>NOT<text:s/></text:span><text:span text:style-name="T690">{}</text:span><text:line-break/><text:span text:style-name="T691"><text:s text:c="5"/></text:span><text:span text:style-name="T692">Result:</text:span><text:span text:style-name="T693"><text:s/></text:span><text:span text:style-name="T694">{...}</text:span><text:line-break/><text:span text:style-name="T695"><text:s text:c="5"/></text:span><text:span text:style-name="T696">Conclusion:</text:span><text:span text:style-name="T697"><text:s/>Test succeeded.</text:span><text:line-break/><text:line-break/></text:p>
      <text:p text:style-name="P698">8. Test aiml</text:p>
      <text:p text:style-name="P699"/>
      <text:p text:style-name="Standard"><text:span text:style-name="T700">8.1. Input:</text:span><text:span text:style-name="T701"><text:s/>“ ”</text:span></text:p>
      <text:p text:style-name="Standard"><text:span text:style-name="T702"><text:s text:c="5"/>Expected result:</text:span><text:span text:style-name="T703"><text:s/>""</text:span></text:p>
      <text:p text:style-name="Standard"><text:span text:style-name="T704"><text:s text:c="5"/></text:span><text:span text:style-name="T705">Result:</text:span><text:span text:style-name="T706"><text:s/>""</text:span><text:line-break/><text:span text:style-name="T707"><text:s text:c="5"/></text:span><text:span text:style-name="T708">Conclusion:</text:span><text:span text:style-name="T709"><text:s/>Test succeeded.</text:span><text:line-break/><text:line-break/><text:span text:style-name="T710">8.2. Input:</text:span><text:span text:style-name="T711"><text:s/></text:span><text:span text:style-name="T712">"WHAT IS YOUR FAVORITE SONG"</text:span></text:p>
      <text:p text:style-name="Standard"><text:span text:style-name="T713"><text:s text:c="5"/>Expected result:</text:span><text:span text:style-name="T714"><text:s/>Not ""</text:span><text:line-break/><text:span text:style-name="T715"><text:s text:c="5"/></text:span><text:span text:style-name="T716">Result:<text:s/></text:span><text:span text:style-name="T717">My favorite song is "Damn you eyes" from Alex Clare. What's yours?</text:span><text:span text:style-name="T718"><text:s/></text:span></text:p>
      <text:p text:style-name="Standard"><text:span text:style-name="T719"><text:s text:c="5"/></text:span><text:span text:style-name="T720">Conclusion:</text:span><text:span text:style-name="T721"><text:s/>Test succeeded.</text:span><text:line-break/><text:line-break/><text:span text:style-name="T722">8.3. Input:</text:span><text:span text:style-name="T723"><text:s/></text:span><text:span text:style-name="T724">"WHAT DO YOU THINK ABOUT OBAMA"</text:span></text:p>
      <text:p text:style-name="Standard"><text:span text:style-name="T725"><text:s text:c="5"/>Expected result:</text:span><text:span text:style-name="T726"><text:s/>Not ""</text:span><text:line-break/><text:span text:style-name="T727"><text:s text:c="5"/></text:span><text:span text:style-name="T728">Result:</text:span><text:span text:style-name="T729"><text:s/>Not result found</text:span><text:line-break/><text:span text:style-name="T730"><text:s text:c="5"/></text:span><text:span text:style-name="T731">Conclusion:</text:span><text:span text:style-name="T732"><text:s/>Test failed.</text:span><text:line-break/></text:p>
      <text:p text:style-name="Standard"><text:span text:style-name="T733">8.4. Input:</text:span><text:span text:style-name="T734"><text:s/></text:span><text:span text:style-name="T735">"WHAT IS EVEREST"</text:span></text:p>
      <text:p text:style-name="Standard"><text:span text:style-name="T736"><text:s text:c="5"/>Expected result:</text:span><text:span text:style-name="T737"><text:s/>Not ""</text:span><text:line-break/><text:span text:style-name="T738"><text:s text:c="5"/></text:span><text:span text:style-name="T739">Result:</text:span><text:span text:style-name="T740"><text:s/>Not result found</text:span><text:line-break/><text:span text:style-name="T741"><text:s text:c="5"/></text:span><text:span text:style-name="T742">Conclusion:</text:span><text:span text:style-name="T743"><text:s/>Test failed.</text:span></text:p>
      <text:p text:style-name="P744"><text:line-break/><text:span text:style-name="T745">8.5. Input:</text:span><text:span text:style-name="T746"><text:s/></text:span><text:span text:style-name="T747">"DO YOU SING"</text:span></text:p>
      <text:p text:style-name="P748"><text:span text:style-name="T749"><text:s text:c="5"/>Expected result:</text:span><text:span text:style-name="T750"><text:s/>Not ""</text:span></text:p>
      <text:p text:style-name="P751"><text:span text:style-name="T752"><text:s text:c="5"/></text:span><text:span text:style-name="T753">Result:</text:span><text:span text:style-name="T754"><text:s/></text:span><text:span text:style-name="T755">I love to sing, but I'm not really good at it.</text:span><text:line-break/><text:span text:style-name="T756"><text:s text:c="5"/></text:span><text:span text:style-name="T757">Conclusion:</text:span><text:span text:style-name="T758"><text:s/>Test succeeded.</text:span></text:p>
      <text:p text:style-name="P759"/>
      <text:p text:style-name="Standard"><text:span text:style-name="T760">8.6. Input:<text:s/></text:span><text:span text:style-name="T761">"WHO IS HARRY POTTER?"</text:span></text:p>
      <text:p text:style-name="Standard"><text:span text:style-name="T762"><text:s text:c="5"/>Expected result:<text:s/></text:span><text:span text:style-name="T763">"Harry Potter is the main character from the books and movies with the <text:s text:c="53"/>same name"</text:span></text:p>
      <text:p text:style-name="Standard"><text:span text:style-name="T764"><text:s text:c="5"/></text:span><text:span text:style-name="T765">Result:</text:span><text:span text:style-name="T766"><text:s/>"a bestseller writer"</text:span><text:line-break/><text:span text:style-name="T767"><text:s text:c="5"/></text:span><text:span text:style-name="T768">Conclusion:</text:span><text:span text:style-name="T769"><text:s/>Test failed.</text:span><text:line-break/><text:line-break/><text:span text:style-name="T770">8.7. Input:</text:span><text:span text:style-name="T771"><text:s/></text:span><text:span text:style-name="T772">"WHO IS HITLER?"</text:span></text:p>
      <text:p text:style-name="Standard"><text:span text:style-name="T773"><text:s text:c="5"/>Expected result:</text:span><text:span text:style-name="T774"><text:s/></text:span><text:span text:style-name="T775">"Some say Hitler was the most evil man who ever lived."</text:span><text:line-break/><text:span text:style-name="T776"><text:s text:c="5"/></text:span><text:span text:style-name="T777">Result:</text:span><text:span text:style-name="T778"><text:s/></text:span><text:span text:style-name="T779">"Some say Hitler was the most evil man who ever lived."</text:span></text:p>
      <text:p text:style-name="Standard"><text:span text:style-name="T780"><text:s text:c="5"/></text:span><text:span text:style-name="T781">Conclusion:</text:span><text:span text:style-name="T782"><text:s/>Test succeeded.</text:span><text:line-break/><text:line-break/><text:span text:style-name="T783">8.8. Input:</text:span><text:span text:style-name="T784"><text:s/></text:span><text:span text:style-name="T785">"ARE YOU A NICE PERSON?""</text:span></text:p>
      <text:p text:style-name="Standard"><text:span text:style-name="T786"><text:s text:c="5"/>Expected result:</text:span><text:span text:style-name="T787"><text:s/>Not ""</text:span><text:line-break/><text:span text:style-name="T788"><text:s text:c="5"/></text:span><text:span text:style-name="T789">Result:</text:span><text:span text:style-name="T790"><text:s/></text:span><text:span text:style-name="T791">Am I a NICE PERSON ? I don't know.</text:span><text:line-break/><text:span text:style-name="T792"><text:s text:c="5"/></text:span><text:span text:style-name="T793">Conclusion:</text:span><text:span text:style-name="T794"><text:s/>Test succeeded.</text:span><text:line-break/></text:p>
      <text:p text:style-name="Standard"><text:span text:style-name="T795">8.9. Input:<text:s/></text:span><text:span text:style-name="T796">"WHAT IS YOUR NAME?"</text:span></text:p>
      <text:p text:style-name="Standard"><text:span text:style-name="T797"><text:s text:c="5"/>Expected result:</text:span><text:span text:style-name="T798"><text:s/>Not ""</text:span><text:line-break/><text:span text:style-name="T799"><text:s text:c="5"/></text:span><text:span text:style-name="T800">Result:</text:span><text:span text:style-name="T801"><text:s/>Not result found</text:span><text:line-break/><text:span text:style-name="T802"><text:s text:c="5"/></text:span><text:span text:style-name="T803">Conclusion:</text:span><text:span text:style-name="T804"><text:s/>Test failed.</text:span></text:p>
      <text:p text:style-name="P805"><text:line-break/><text:span text:style-name="T806">8.10. Input:</text:span><text:span text:style-name="T807"><text:s/></text:span><text:span text:style-name="T808">"WHAT DO YOU KNOW ABOUT EVEREST?"</text:span></text:p>
      <text:p text:style-name="Standard"><text:span text:style-name="T809"><text:s text:c="5"/>Expected result:</text:span><text:span text:style-name="T810"><text:s/>Not ""</text:span><text:line-break/><text:span text:style-name="T811"><text:s text:c="5"/></text:span><text:span text:style-name="T812">Result:</text:span><text:span text:style-name="T813"><text:s/>Not result found.</text:span><text:line-break/><text:span text:style-name="T814"><text:s text:c="5"/></text:span><text:span text:style-name="T815">Conclusion:</text:span><text:span text:style-name="T816"><text:s/>Test failed.</text:span></text:p>
      <text:p text:style-name="P8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ă" style:display-name="Listă" style:family="paragraph" style:parent-style-name="Textbody">
      <style:text-properties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i Iulian Juravle</dc:creator>
    <meta:creation-date>2017-01-15T16:57:00Z</meta:creation-date>
    <dc:date>2017-01-15T16:57:00Z</dc:date>
    <meta:template xlink:href="Normal.dotm" xlink:type="simple"/>
    <meta:editing-cycles>12</meta:editing-cycles>
    <meta:editing-duration>PT0S</meta:editing-duration>
    <meta:document-statistic meta:page-count="1" meta:paragraph-count="15" meta:word-count="1136" meta:character-count="7715" meta:row-count="54" meta:non-whitespace-character-count="6594"/>
  </office:meta>
</office:document-meta>
</file>